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list-style-name="L11"/>
    <style:style style:name="P4" style:family="paragraph" style:list-style-name="L12"/>
    <style:style style:name="P5" style:family="paragraph" style:list-style-name="L13"/>
    <style:style style:name="P6" style:family="paragraph" style:list-style-name="L23"/>
    <style:style style:name="P7" style:family="paragraph" style:list-style-name="L1"/>
    <style:style style:name="P8" style:family="paragraph" style:list-style-name="L2"/>
    <style:style style:name="P9" style:family="paragraph" style:list-style-name="L3"/>
    <style:style style:name="P10" style:family="paragraph" style:list-style-name="L4"/>
    <style:style style:name="P11" style:family="paragraph" style:list-style-name="L5"/>
    <style:style style:name="P12" style:family="paragraph" style:list-style-name="L6"/>
    <style:style style:name="P13" style:family="paragraph" style:list-style-name="L7"/>
    <style:style style:name="P14" style:family="paragraph" style:list-style-name="L8"/>
    <style:style style:name="P15" style:family="paragraph" style:list-style-name="L9"/>
    <style:style style:name="P16" style:family="paragraph" style:list-style-name="L10"/>
    <style:style style:name="P17" style:family="paragraph" style:list-style-name="L14"/>
    <style:style style:name="P18" style:family="paragraph" style:list-style-name="L15"/>
    <style:style style:name="P19" style:family="paragraph" style:list-style-name="L16"/>
    <style:style style:name="P20" style:family="paragraph" style:list-style-name="L17"/>
    <style:style style:name="P21" style:family="paragraph" style:list-style-name="L18"/>
    <style:style style:name="P22" style:family="paragraph" style:list-style-name="L19"/>
    <style:style style:name="P23" style:family="paragraph" style:list-style-name="L20"/>
    <style:style style:name="P24" style:family="paragraph" style:list-style-name="L21"/>
    <style:style style:name="P25" style:family="paragraph" style:list-style-name="L22"/>
    <style:style style:name="P26" style:family="paragraph" style:list-style-name="L24"/>
    <style:style style:name="P27" style:family="paragraph" style:list-style-name="L25"/>
    <style:style style:name="P28" style:family="paragraph">
      <style:paragraph-properties fo:break-before="page"/>
    </style:style>
    <style:style style:name="P29" style:family="paragraph" style:master-page-name="First_20_Page">
      <style:paragraph-properties style:page-number="aut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Manuel de référence de FPDF 1.7</text:h>
      <text:p text:style-name="Text_20_body">AcceptPageBreak - accepte ou non un saut de page automatique<text:line-break/>AddFont - ajoute une nouvelle police<text:line-break/>AddLink - crée un lien interne<text:line-break/>AddPage - ajoute une nouvelle page<text:line-break/>AliasNbPages - définit un alias pour le nombre de pages<text:line-break/>Cell - imprime une cellule<text:line-break/>Close - termine le document<text:line-break/>Error - erreur fatale<text:line-break/>Footer - pied de page<text:line-break/>FPDF - constructeur<text:line-break/>GetStringWidth - calcule la longueur d'une chaîne<text:line-break/>GetX - renvoie la position x courante<text:line-break/>GetY - renvoie la position y courante<text:line-break/>Header - en-tête<text:line-break/>Image - imprime une image<text:line-break/>Line - trace une ligne<text:line-break/>Link - place un lien<text:line-break/>Ln - saut de ligne<text:line-break/>MultiCell - imprime du texte avec saut de ligne<text:line-break/>Output - sauve ou envoie le document<text:line-break/>PageNo - numéro de page<text:line-break/>Rect - trace un rectangle<text:line-break/>SetAuthor - définit l'auteur du document<text:line-break/>SetAutoPageBreak - fixe le mode saut de page automatique<text:line-break/>SetCompression - active ou désactive la compression<text:line-break/>SetCreator - définit le créateur du document<text:line-break/>SetDisplayMode - fixe le mode d'affichage<text:line-break/>SetDrawColor - définit la couleur de tracé<text:line-break/>SetFillColor - définit la couleur de remplissage<text:line-break/>SetFont - fixe la police<text:line-break/>SetFontSize - fixe la taille de la police<text:line-break/>SetKeywords - définit les mots-clés associés au document<text:line-break/>SetLeftMargin - fixe la marge gauche<text:line-break/>SetLineWidth - fixe l'épaisseur des traits<text:line-break/>SetLink - définit la destination d'un lien interne<text:line-break/>SetMargins - fixe les marges<text:line-break/>SetRightMargin - fixe la marge droite<text:line-break/>SetSubject - définit le sujet du document<text:line-break/>SetTextColor - définit la couleur du texte<text:line-break/>SetTitle - définit le titre du document<text:line-break/>SetTopMargin - fixe la marge haute<text:line-break/>SetX - fixe la position x courante<text:line-break/>SetXY - fixe les positions x et y courantes<text:line-break/>SetY - fixe la position y courante<text:line-break/>Text - imprime une chaîne<text:line-break/>Write - imprime du texte en mode flot</text:p>
      <text:h text:outline-level="1">AcceptPageBreak</text:h>
      <text:p text:style-name="Text_20_body"><text:span text:style-name="Source_20_Text">boolean</text:span><text:span text:style-name="Source_20_Text"> AcceptPageBreak()</text:span> </text:p>
      <text:h text:style-name="Heading_20_2" text:outline-level="2">Description</text:h>
      <text:p text:style-name="Text_20_body">Lorsqu'une condition de saut de page est remplie, la méthode est appelée, et en fonction de la valeur de retour, le saut est effectué ou non. L'implémentation par défaut renvoie une valeur selon le mode sélectionné par SetAutoPageBreak(). <text:line-break/>Cette méthode est appelée automatiquement et ne devrait donc pas être appelée directement par l'application. </text:p>
      <text:h text:style-name="Heading_20_2" text:outline-level="2">Exemple</text:h>
      <text:p text:style-name="Text_20_body">La méthode est redéfinie dans une classe dérivée afin d'obtenir un formatage sur 3 colonnes : </text:p>
      <text:p text:style-name="Preformatted_20_Text"><text:span text:style-name="Source_20_Text">class PDF extends FPDF</text:span></text:p>
      <text:p text:style-name="Preformatted_20_Text"><text:span text:style-name="Source_20_Text">{</text:span></text:p>
      <text:p text:style-name="Preformatted_20_Text"><text:span text:style-name="Source_20_Text">var $col = 0;</text:span></text:p>
      <text:p text:style-name="Preformatted_20_Text"/>
      <text:p text:style-name="Preformatted_20_Text"><text:span text:style-name="Source_20_Text">function SetCol($col)</text:span></text:p>
      <text:p text:style-name="Preformatted_20_Text"><text:span text:style-name="Source_20_Text">{</text:span></text:p>
      <text:p text:style-name="Preformatted_20_Text"><text:span text:style-name="Source_20_Text"><text:s text:c="4"/>// Positionnement sur une colonne</text:span></text:p>
      <text:p text:style-name="Preformatted_20_Text"><text:span text:style-name="Source_20_Text"><text:s text:c="4"/>$this-&gt;col = $col;</text:span></text:p>
      <text:p text:style-name="Preformatted_20_Text"><text:span text:style-name="Source_20_Text"><text:s text:c="4"/>$x = 10+$col*65;</text:span></text:p>
      <text:p text:style-name="Preformatted_20_Text"><text:span text:style-name="Source_20_Text"><text:s text:c="4"/>$this-&gt;SetLeftMargin($x);</text:span></text:p>
      <text:p text:style-name="Preformatted_20_Text"><text:span text:style-name="Source_20_Text"><text:s text:c="4"/>$this-&gt;SetX($x);</text:span></text:p>
      <text:p text:style-name="Preformatted_20_Text"><text:span text:style-name="Source_20_Text">}</text:span></text:p>
      <text:p text:style-name="Preformatted_20_Text"/>
      <text:p text:style-name="Preformatted_20_Text"><text:span text:style-name="Source_20_Text">function AcceptPageBreak()</text:span></text:p>
      <text:p text:style-name="Preformatted_20_Text"><text:span text:style-name="Source_20_Text">{</text:span></text:p>
      <text:p text:style-name="Preformatted_20_Text"><text:span text:style-name="Source_20_Text"><text:s text:c="4"/>if($this-&gt;col&lt;2)</text:span></text:p>
      <text:p text:style-name="Preformatted_20_Text"><text:span text:style-name="Source_20_Text"><text:s text:c="4"/>{</text:span></text:p>
      <text:p text:style-name="Preformatted_20_Text"><text:span text:style-name="Source_20_Text"><text:s text:c="8"/>// Aller à la colonne suivante</text:span></text:p>
      <text:p text:style-name="Preformatted_20_Text"><text:span text:style-name="Source_20_Text"><text:s text:c="8"/>$this-&gt;SetCol($this-&gt;col+1);</text:span></text:p>
      <text:p text:style-name="Preformatted_20_Text"><text:span text:style-name="Source_20_Text"><text:s text:c="8"/>$this-&gt;SetY(10);</text:span></text:p>
      <text:p text:style-name="Preformatted_20_Text"><text:span text:style-name="Source_20_Text"><text:s text:c="8"/>return false;</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8"/>// Retour en première colonne et saut de page</text:span></text:p>
      <text:p text:style-name="Preformatted_20_Text"><text:span text:style-name="Source_20_Text"><text:s text:c="8"/>$this-&gt;SetCol(0);</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span></text:p>
      <text:p text:style-name="Preformatted_20_Text"/>
      <text:p text:style-name="Preformatted_20_Text"><text:span text:style-name="Source_20_Text">$pdf = new PDF();</text:span></text:p>
      <text:p text:style-name="Preformatted_20_Text"><text:span text:style-name="Source_20_Text">$pdf-&gt;AddPage();</text:span></text:p>
      <text:p text:style-name="Preformatted_20_Text"><text:span text:style-name="Source_20_Text">$pdf-&gt;SetFont('Arial','',12);</text:span></text:p>
      <text:p text:style-name="Preformatted_20_Text"><text:span text:style-name="Source_20_Text">for($i=1;$i&lt;=300;$i++)</text:span></text:p>
      <text:p text:style-name="Preformatted_20_Text"><text:span text:style-name="Source_20_Text"><text:s text:c="4"/>$pdf-&gt;Cell(0,5,"Ligne $i",0,1);</text:span></text:p>
      <text:p text:style-name="Preformatted_20_Text"><text:span text:style-name="Source_20_Text">$pdf-&gt;Output();</text:span></text:p>
      <text:h text:style-name="Heading_20_2" text:outline-level="2">Voir</text:h>
      <text:p text:style-name="Text_20_body">SetAutoPageBreak(). </text:p>
      <text:h text:style-name="Heading_20_1" text:outline-level="1">AddFont</text:h>
      <text:p text:style-name="Text_20_body"><text:span text:style-name="Source_20_Text">AddFont(</text:span><text:span text:style-name="Source_20_Text">string</text:span><text:span text:style-name="Source_20_Text"> family [, </text:span><text:span text:style-name="Source_20_Text">string</text:span><text:span text:style-name="Source_20_Text"> style [, </text:span><text:span text:style-name="Source_20_Text">string</text:span><text:span text:style-name="Source_20_Text"> file]])</text:span> </text:p>
      <text:h text:style-name="Heading_20_2" text:outline-level="2"><text:soft-page-break/>Description</text:h>
      <text:p text:style-name="Text_20_body">Importe une police TrueType, OpenType ou Type1 et la rend disponible. Il faut au préalable avoir généré un fichier de définition de police avec l'utilitaire MakeFont. <text:line-break/>Le fichier de définition (ainsi que le fichier de police en cas d'incorporation) doit être présent dans le répertoire des polices. S'il n'est pas trouvé, l'erreur "Could not include font definition file" est renvoyée. </text:p>
      <text:h text:style-name="Heading_20_2" text:outline-level="2">Paramètres</text:h>
      <text:p text:style-name="List_20_Heading"><text:span text:style-name="Source_20_Text">family</text:span> </text:p>
      <text:p text:style-name="List_20_Contents">Famille de la police. Le nom peut être choisi arbitrairement. S'il est celui d'une famille standard, la police correspondante sera masquée. </text:p>
      <text:p text:style-name="List_20_Heading"><text:span text:style-name="Source_20_Text">style</text:span> </text:p>
      <text:p text:style-name="List_20_Contents">Style de la police. Les valeurs possibles sont (indépendamment de la casse) : </text:p>
      <text:list xml:id="list1770108163" text:style-name="L1">
        <text:list-item>
          <text:p>chaîne vide : normal </text:p>
        </text:list-item>
        <text:list-item>
          <text:p><text:span text:style-name="Source_20_Text">B</text:span> : gras </text:p>
        </text:list-item>
        <text:list-item>
          <text:p><text:span text:style-name="Source_20_Text">I</text:span> : italique </text:p>
        </text:list-item>
        <text:list-item>
          <text:p><text:span text:style-name="Source_20_Text">BI</text:span> ou <text:span text:style-name="Source_20_Text">IB</text:span> : gras italique </text:p>
        </text:list-item>
      </text:list>
      <text:p text:style-name="List_20_Contents">La valeur par défaut est le style normal. </text:p>
      <text:p text:style-name="List_20_Heading"><text:span text:style-name="Source_20_Text">file</text:span> </text:p>
      <text:p text:style-name="List_20_Contents">Le fichier de définition de police. <text:line-break/>Par défaut, le nom est construit à partir du nom de la famille et du style, en minuscules et sans espace. </text:p>
      <text:h text:style-name="Heading_20_2" text:outline-level="2">Exemple</text:h>
      <text:p text:style-name="Preformatted_20_Text"><text:span text:style-name="Source_20_Text">$pdf-&gt;AddFont('Comic','I');</text:span></text:p>
      <text:p text:style-name="Text_20_body">est équivalent à : </text:p>
      <text:p text:style-name="Preformatted_20_Text"><text:span text:style-name="Source_20_Text">$pdf-&gt;AddFont('Comic','I','comici.php');</text:span></text:p>
      <text:h text:style-name="Heading_20_2" text:outline-level="2">Voir</text:h>
      <text:p text:style-name="Text_20_body">SetFont(). </text:p>
      <text:h text:style-name="Heading_20_1" text:outline-level="1">AddLink</text:h>
      <text:p text:style-name="Text_20_body"><text:span text:style-name="Source_20_Text">int</text:span><text:span text:style-name="Source_20_Text"> AddLink()</text:span> </text:p>
      <text:h text:style-name="Heading_20_2" text:outline-level="2">Description</text:h>
      <text:p text:style-name="Text_20_body">Crée un nouveau lien interne et renvoie son identifiant. Un lien interne est une zone cliquable qui amène à un autre endroit dans le document. <text:line-break/>L'identifiant pourra être transmis aux méthodes Cell(), Write(), Image() ou Link(). La destination est définie à l'aide de SetLink(). </text:p>
      <text:h text:style-name="Heading_20_2" text:outline-level="2">Voir</text:h>
      <text:p text:style-name="Text_20_body">Cell(), Write(), Image(), Link(), SetLink(). </text:p>
      <text:h text:style-name="Heading_20_1" text:outline-level="1">AddPage</text:h>
      <text:p text:style-name="Text_20_body"><text:span text:style-name="Source_20_Text">AddPage([</text:span><text:span text:style-name="Source_20_Text">string</text:span><text:span text:style-name="Source_20_Text"> orientation [, </text:span><text:span text:style-name="Source_20_Text">mixed</text:span><text:span text:style-name="Source_20_Text"> size]])</text:span> </text:p>
      <text:h text:style-name="Heading_20_2" text:outline-level="2">Description</text:h>
      <text:p text:style-name="Text_20_body">Ajoute une nouvelle page au document. Si une page était en cours, la méthode Footer() est appelée pour traiter le pied de page. Puis la page est ajoutée, la position courante mise en haut à gauche en fonction des marges gauche et haute, et Header() est appelée pour afficher l'en-tête. <text:line-break/>La police qui était en cours au moment de l'appel est automatiquement restaurée. Il n'est donc pas nécessaire d'appeler à nouveau SetFont() si vous souhaitez continuer avec la même police. Même chose pour les couleurs et l'épaisseur du trait. <text:line-break/>L'origine du système de coordonnées est en haut à gauche et les ordonnées croissantes vont vers le bas. </text:p>
      <text:h text:style-name="Heading_20_2" text:outline-level="2"><text:soft-page-break/>Paramètres</text:h>
      <text:p text:style-name="List_20_Heading"><text:span text:style-name="Source_20_Text">orientation</text:span> </text:p>
      <text:p text:style-name="List_20_Contents">Orientation de la page. Les valeurs possibles sont (indépendamment de la casse) : </text:p>
      <text:list xml:id="list429015763" text:style-name="L2">
        <text:list-item>
          <text:p><text:span text:style-name="Source_20_Text">P</text:span> ou <text:span text:style-name="Source_20_Text">Portrait</text:span> </text:p>
        </text:list-item>
        <text:list-item>
          <text:p><text:span text:style-name="Source_20_Text">L</text:span> ou <text:span text:style-name="Source_20_Text">Landscape</text:span> </text:p>
        </text:list-item>
      </text:list>
      <text:p text:style-name="List_20_Contents">La valeur par défaut est celle indiquée dans le constructeur. </text:p>
      <text:p text:style-name="List_20_Heading"><text:span text:style-name="Source_20_Text">size</text:span> </text:p>
      <text:p text:style-name="List_20_Contents">Format de la page. Il peut s'agir d'une des valeurs ci-dessous (indépendamment de la casse) : </text:p>
      <text:list xml:id="list1417126061" text:style-name="L3">
        <text:list-item>
          <text:p><text:span text:style-name="Source_20_Text">A3</text:span> </text:p>
        </text:list-item>
        <text:list-item>
          <text:p><text:span text:style-name="Source_20_Text">A4</text:span> </text:p>
        </text:list-item>
        <text:list-item>
          <text:p><text:span text:style-name="Source_20_Text">A5</text:span> </text:p>
        </text:list-item>
        <text:list-item>
          <text:p><text:span text:style-name="Source_20_Text">Letter</text:span> </text:p>
        </text:list-item>
        <text:list-item>
          <text:p><text:span text:style-name="Source_20_Text">Legal</text:span> </text:p>
        </text:list-item>
      </text:list>
      <text:p text:style-name="List_20_Contents">ou bien d'un tableau contenant la largeur et la hauteur (exprimées en unité utilisateur).<text:line-break/><text:line-break/>La valeur par défaut est celle indiquée dans le constructeur. </text:p>
      <text:h text:style-name="Heading_20_2" text:outline-level="2">Voir</text:h>
      <text:p text:style-name="Text_20_body">FPDF(), Header(), Footer(), SetMargins(). </text:p>
      <text:h text:style-name="Heading_20_1" text:outline-level="1">AliasNbPages</text:h>
      <text:p text:style-name="Text_20_body"><text:span text:style-name="Source_20_Text">AliasNbPages([</text:span><text:span text:style-name="Source_20_Text">string</text:span><text:span text:style-name="Source_20_Text"> alias])</text:span> </text:p>
      <text:h text:style-name="Heading_20_2" text:outline-level="2">Description</text:h>
      <text:p text:style-name="Text_20_body">Définit un alias pour le nombre total de pages. Cet alias sera substitué lors de la fermeture du document. </text:p>
      <text:h text:style-name="Heading_20_2" text:outline-level="2">Paramètres</text:h>
      <text:p text:style-name="List_20_Heading"><text:span text:style-name="Source_20_Text">alias</text:span> </text:p>
      <text:p text:style-name="List_20_Contents">L'alias. Valeur par défaut : <text:span text:style-name="Source_20_Text">{nb}</text:span>. </text:p>
      <text:h text:style-name="Heading_20_2" text:outline-level="2">Exemple</text:h>
      <text:p text:style-name="Preformatted_20_Text"><text:span text:style-name="Source_20_Text">class PDF extends FPDF</text:span></text:p>
      <text:p text:style-name="Preformatted_20_Text"><text:span text:style-name="Source_20_Text">{</text:span></text:p>
      <text:p text:style-name="Preformatted_20_Text"><text:span text:style-name="Source_20_Text">function Footer()</text:span></text:p>
      <text:p text:style-name="Preformatted_20_Text"><text:span text:style-name="Source_20_Text">{</text:span></text:p>
      <text:p text:style-name="Preformatted_20_Text"><text:span text:style-name="Source_20_Text"><text:s text:c="4"/>// Positionnement à 1,5 cm du bas</text:span></text:p>
      <text:p text:style-name="Preformatted_20_Text"><text:span text:style-name="Source_20_Text"><text:s text:c="4"/>$this-&gt;SetY(-15);</text:span></text:p>
      <text:p text:style-name="Preformatted_20_Text"><text:span text:style-name="Source_20_Text"><text:s text:c="4"/>// Police Arial italique 8</text:span></text:p>
      <text:p text:style-name="Preformatted_20_Text"><text:span text:style-name="Source_20_Text"><text:s text:c="4"/>$this-&gt;SetFont('Arial','I',8);</text:span></text:p>
      <text:p text:style-name="Preformatted_20_Text"><text:span text:style-name="Source_20_Text"><text:s text:c="4"/>// Numéro et nombre de pages</text:span></text:p>
      <text:p text:style-name="Preformatted_20_Text"><text:span text:style-name="Source_20_Text"><text:s text:c="4"/>$this-&gt;Cell(0,10,'Page '.$this-&gt;PageNo().'/{nb}',0,0,'C');</text:span></text:p>
      <text:p text:style-name="Preformatted_20_Text"><text:span text:style-name="Source_20_Text">}</text:span></text:p>
      <text:p text:style-name="Preformatted_20_Text"><text:span text:style-name="Source_20_Text">}</text:span></text:p>
      <text:p text:style-name="Preformatted_20_Text"/>
      <text:p text:style-name="Preformatted_20_Text"><text:span text:style-name="Source_20_Text">$pdf = new PDF();</text:span></text:p>
      <text:p text:style-name="Preformatted_20_Text"><text:span text:style-name="Source_20_Text">$pdf-&gt;AliasNbPages();</text:span></text:p>
      <text:h text:style-name="Heading_20_2" text:outline-level="2">Voir</text:h>
      <text:p text:style-name="Text_20_body">PageNo(), Footer(). </text:p>
      <text:h text:style-name="Heading_20_1" text:outline-level="1">Cell</text:h>
      <text:p text:style-name="Text_20_body"><text:span text:style-name="Source_20_Text">Cell(</text:span><text:span text:style-name="Source_20_Text">float</text:span><text:span text:style-name="Source_20_Text"> w [, </text:span><text:span text:style-name="Source_20_Text">float</text:span><text:span text:style-name="Source_20_Text"> h [, </text:span><text:span text:style-name="Source_20_Text">string</text:span><text:span text:style-name="Source_20_Text"> txt [, </text:span><text:span text:style-name="Source_20_Text">mixed</text:span><text:span text:style-name="Source_20_Text"> border [, </text:span><text:span text:style-name="Source_20_Text">int</text:span><text:span text:style-name="Source_20_Text"> ln [, </text:span><text:span text:style-name="Source_20_Text">string</text:span><text:span text:style-name="Source_20_Text"> align [, </text:span><text:span text:style-name="Source_20_Text">boolean</text:span><text:span text:style-name="Source_20_Text"> fill [, </text:span><text:span text:style-name="Source_20_Text">mixed</text:span><text:span text:style-name="Source_20_Text"> link]]]]]]])</text:span> </text:p>
      <text:h text:style-name="Heading_20_2" text:outline-level="2"><text:soft-page-break/>Description</text:h>
      <text:p text:style-name="Text_20_body">Imprime une cellule (zone rectangulaire) avec éventuellement des bords, un fond et une chaîne de caractères. Le coin supérieur gauche de la cellule correspond à la position courante. Le texte peut être aligné ou centré. Après l'appel, la position courante se déplace à droite ou un retour à la ligne est effectué. Il est possible de mettre un lien sur le texte. <text:line-break/>Si le saut de page automatique est activé et que la cellule dépasse le seuil de déclenchement, un saut de page est effectué avant de l'imprimer. </text:p>
      <text:h text:style-name="Heading_20_2" text:outline-level="2">Paramètres</text:h>
      <text:p text:style-name="List_20_Heading"><text:span text:style-name="Source_20_Text">w</text:span> </text:p>
      <text:p text:style-name="List_20_Contents">Largeur de la cellule. Si elle vaut <text:span text:style-name="Source_20_Text">0</text:span>, la cellule s'étend jusqu'à la marge droite de la page. </text:p>
      <text:p text:style-name="List_20_Heading"><text:span text:style-name="Source_20_Text">h</text:span> </text:p>
      <text:p text:style-name="List_20_Contents">Hauteur de la cellule. Valeur par défaut : <text:span text:style-name="Source_20_Text">0</text:span>. </text:p>
      <text:p text:style-name="List_20_Heading"><text:span text:style-name="Source_20_Text">txt</text:span> </text:p>
      <text:p text:style-name="List_20_Contents">Chaîne à imprimer. Valeur par défaut : chaîne vide. </text:p>
      <text:p text:style-name="List_20_Heading"><text:span text:style-name="Source_20_Text">border</text:span> </text:p>
      <text:p text:style-name="List_20_Contents">Indique si des bords doivent être tracés autour de la cellule. La valeur peut être soit un nombre : </text:p>
      <text:list xml:id="list1491005549" text:style-name="L4">
        <text:list-item>
          <text:p><text:span text:style-name="Source_20_Text">0</text:span> : aucun bord </text:p>
        </text:list-item>
        <text:list-item>
          <text:p><text:span text:style-name="Source_20_Text">1</text:span> : cadre </text:p>
        </text:list-item>
      </text:list>
      <text:p text:style-name="List_20_Contents">soit une chaîne contenant certains ou tous les caractères suivants (dans un ordre quelconque) : </text:p>
      <text:list xml:id="list1526260830" text:style-name="L5">
        <text:list-item>
          <text:p><text:span text:style-name="Source_20_Text">L</text:span> : gauche </text:p>
        </text:list-item>
        <text:list-item>
          <text:p><text:span text:style-name="Source_20_Text">T</text:span> : haut </text:p>
        </text:list-item>
        <text:list-item>
          <text:p><text:span text:style-name="Source_20_Text">R</text:span> : droit </text:p>
        </text:list-item>
        <text:list-item>
          <text:p><text:span text:style-name="Source_20_Text">B</text:span> : bas </text:p>
        </text:list-item>
      </text:list>
      <text:p text:style-name="List_20_Contents">La valeur par défaut est <text:span text:style-name="Source_20_Text">0</text:span>. </text:p>
      <text:p text:style-name="List_20_Heading"><text:span text:style-name="Source_20_Text">ln</text:span> </text:p>
      <text:p text:style-name="List_20_Contents">Indique où se déplace la position courante après l'appel à la méthode. Les valeurs possibles sont : </text:p>
      <text:list xml:id="list472836306" text:style-name="L6">
        <text:list-item>
          <text:p><text:span text:style-name="Source_20_Text">0</text:span> : à droite </text:p>
        </text:list-item>
        <text:list-item>
          <text:p><text:span text:style-name="Source_20_Text">1</text:span> : au début de la ligne suivante </text:p>
        </text:list-item>
        <text:list-item>
          <text:p><text:span text:style-name="Source_20_Text">2</text:span> : en dessous </text:p>
        </text:list-item>
      </text:list>
      <text:p text:style-name="List_20_Contents">Mettre <text:span text:style-name="Source_20_Text">1</text:span> est équivalent à mettre <text:span text:style-name="Source_20_Text">0</text:span> et appeler la méthode Ln() juste après. La valeur par défaut est <text:span text:style-name="Source_20_Text">0</text:span>. </text:p>
      <text:p text:style-name="List_20_Heading"><text:span text:style-name="Source_20_Text">align</text:span> </text:p>
      <text:p text:style-name="List_20_Contents">Permet de centrer ou d'aligner le texte. Les valeurs possibles sont : </text:p>
      <text:list xml:id="list1765569482" text:style-name="L7">
        <text:list-item>
          <text:p><text:span text:style-name="Source_20_Text">L</text:span> ou chaîne vide : alignement à gauche (valeur par défaut) </text:p>
        </text:list-item>
        <text:list-item>
          <text:p><text:span text:style-name="Source_20_Text">C</text:span> : centrage </text:p>
        </text:list-item>
        <text:list-item>
          <text:p><text:span text:style-name="Source_20_Text">R</text:span> : alignement à droite </text:p>
        </text:list-item>
      </text:list>
      <text:p text:style-name="List_20_Heading"><text:span text:style-name="Source_20_Text">fill</text:span> </text:p>
      <text:p text:style-name="List_20_Contents">Indique si le fond de la cellule doit être coloré (<text:span text:style-name="Source_20_Text">true</text:span>) ou transparent (<text:span text:style-name="Source_20_Text">false</text:span>). Valeur par défaut : <text:span text:style-name="Source_20_Text">false</text:span>. </text:p>
      <text:p text:style-name="List_20_Heading"><text:span text:style-name="Source_20_Text">link</text:span> </text:p>
      <text:p text:style-name="List_20_Contents">URL ou identifiant retourné par AddLink(). </text:p>
      <text:h text:style-name="Heading_20_2" text:outline-level="2">Exemple</text:h>
      <text:p text:style-name="Preformatted_20_Text"><text:span text:style-name="Source_20_Text">// Sélection de la police</text:span></text:p>
      <text:p text:style-name="Preformatted_20_Text"><text:span text:style-name="Source_20_Text">$pdf-&gt;SetFont('Arial','B',16);</text:span></text:p>
      <text:p text:style-name="Preformatted_20_Text"><text:span text:style-name="Source_20_Text">// Décalage de 8 cm à droite</text:span></text:p>
      <text:p text:style-name="Preformatted_20_Text"><text:span text:style-name="Source_20_Text">$pdf-&gt;Cell(80);</text:span></text:p>
      <text:p text:style-name="Preformatted_20_Text"><text:span text:style-name="Source_20_Text">// Texte centré dans une cellule 20*10 mm encadrée et retour à la ligne</text:span></text:p>
      <text:p text:style-name="Preformatted_20_Text"><text:span text:style-name="Source_20_Text">$pdf-&gt;Cell(20,10,'Titre',1,1,'C');</text:span></text:p>
      <text:h text:style-name="Heading_20_2" text:outline-level="2">Voir</text:h>
      <text:p text:style-name="Text_20_body">SetFont(), SetDrawColor(), SetFillColor(), SetTextColor(), SetLineWidth(), AddLink(), Ln(), MultiCell(), Write(), SetAutoPageBreak(). </text:p>
      <text:h text:style-name="Heading_20_1" text:outline-level="1"><text:soft-page-break/>Close</text:h>
      <text:p text:style-name="Text_20_body"><text:span text:style-name="Source_20_Text">Close()</text:span> </text:p>
      <text:h text:style-name="Heading_20_2" text:outline-level="2">Description</text:h>
      <text:p text:style-name="Text_20_body">Cette méthode termine le document PDF. Il n'est pas nécessaire de l'appeler explicitement car Output() le fait automatiquement. <text:line-break/>Si le document ne contient aucune page, AddPage() est appelé pour éviter d'obtenir un document invalide. </text:p>
      <text:h text:style-name="Heading_20_2" text:outline-level="2">Voir</text:h>
      <text:p text:style-name="Text_20_body">Output(). </text:p>
      <text:h text:style-name="Heading_20_1" text:outline-level="1">Error</text:h>
      <text:p text:style-name="Text_20_body"><text:span text:style-name="Source_20_Text">Error(</text:span><text:span text:style-name="Source_20_Text">string</text:span><text:span text:style-name="Source_20_Text"> msg)</text:span> </text:p>
      <text:h text:style-name="Heading_20_2" text:outline-level="2">Description</text:h>
      <text:p text:style-name="Text_20_body">Cette méthode est appelée automatiquement en cas d'erreur fatale; elle se contente d'afficher le message et de mettre fin à l'exécution du script. Une classe dérivée peut la redéfinir afin de personnaliser le traitement des erreurs, mais doit impérativement arrêter l'exécution du script, sinon le fichier PDF résultant serait probablement invalide. </text:p>
      <text:h text:style-name="Heading_20_2" text:outline-level="2">Paramètres</text:h>
      <text:p text:style-name="List_20_Heading"><text:span text:style-name="Source_20_Text">msg</text:span> </text:p>
      <text:p text:style-name="List_20_Contents">Le message d'erreur. </text:p>
      <text:h text:style-name="Heading_20_1" text:outline-level="1">Footer</text:h>
      <text:p text:style-name="Text_20_body"><text:span text:style-name="Source_20_Text">Footer()</text:span> </text:p>
      <text:h text:style-name="Heading_20_2" text:outline-level="2">Description</text:h>
      <text:p text:style-name="Text_20_body">Cette méthode permet de définir le pied de page. Elle est appelée automatiquement par AddPage() et Close() et ne devrait donc pas être appelée explicitement par l'application. L'implémentation de Footer() dans FPDF est vide, donc vous devez dériver la classe et redéfinir la méthode si vous voulez un traitement particulier pour vos pieds de page. </text:p>
      <text:h text:style-name="Heading_20_2" text:outline-level="2">Exemple</text:h>
      <text:p text:style-name="Preformatted_20_Text"><text:span text:style-name="Source_20_Text">class PDF extends FPDF</text:span></text:p>
      <text:p text:style-name="Preformatted_20_Text"><text:span text:style-name="Source_20_Text">{</text:span></text:p>
      <text:p text:style-name="Preformatted_20_Text"><text:span text:style-name="Source_20_Text">function Footer()</text:span></text:p>
      <text:p text:style-name="Preformatted_20_Text"><text:span text:style-name="Source_20_Text">{</text:span></text:p>
      <text:p text:style-name="Preformatted_20_Text"><text:span text:style-name="Source_20_Text"><text:s text:c="4"/>// Positionnement à 1,5 cm du bas</text:span></text:p>
      <text:p text:style-name="Preformatted_20_Text"><text:span text:style-name="Source_20_Text"><text:s text:c="4"/>$this-&gt;SetY(-15);</text:span></text:p>
      <text:p text:style-name="Preformatted_20_Text"><text:span text:style-name="Source_20_Text"><text:s text:c="4"/>// Police Arial italique 8</text:span></text:p>
      <text:p text:style-name="Preformatted_20_Text"><text:span text:style-name="Source_20_Text"><text:s text:c="4"/>$this-&gt;SetFont('Arial','I',8);</text:span></text:p>
      <text:p text:style-name="Preformatted_20_Text"><text:span text:style-name="Source_20_Text"><text:s text:c="4"/>// Numéro de page centré</text:span></text:p>
      <text:p text:style-name="Preformatted_20_Text"><text:span text:style-name="Source_20_Text"><text:s text:c="4"/>$this-&gt;Cell(0,10,'Page '.$this-&gt;PageNo(),0,0,'C');</text:span></text:p>
      <text:p text:style-name="Preformatted_20_Text"><text:span text:style-name="Source_20_Text">}</text:span></text:p>
      <text:p text:style-name="Preformatted_20_Text"><text:span text:style-name="Source_20_Text">}</text:span></text:p>
      <text:h text:style-name="Heading_20_2" text:outline-level="2">Voir</text:h>
      <text:p text:style-name="Text_20_body">Header(). </text:p>
      <text:h text:style-name="Heading_20_1" text:outline-level="1">FPDF</text:h>
      <text:p text:style-name="Text_20_body"><text:span text:style-name="Source_20_Text">FPDF([</text:span><text:span text:style-name="Source_20_Text">string</text:span><text:span text:style-name="Source_20_Text"> orientation [, </text:span><text:span text:style-name="Source_20_Text">string</text:span><text:span text:style-name="Source_20_Text"> unit [, </text:span><text:span text:style-name="Source_20_Text">mixed</text:span><text:span text:style-name="Source_20_Text"> size]]])</text:span> </text:p>
      <text:h text:style-name="Heading_20_2" text:outline-level="2"><text:soft-page-break/>Description</text:h>
      <text:p text:style-name="Text_20_body">Il s'agit du constructeur de la classe. Il permet de fixer le format des pages, leur orientation par défaut ainsi que l'unité de mesure utilisée dans toutes les méthodes (sauf pour les tailles de police). </text:p>
      <text:h text:style-name="Heading_20_2" text:outline-level="2">Paramètres</text:h>
      <text:p text:style-name="List_20_Heading"><text:span text:style-name="Source_20_Text">orientation</text:span> </text:p>
      <text:p text:style-name="List_20_Contents">Orientation des pages par défaut. Les valeurs possibles sont (indépendamment de la casse) : </text:p>
      <text:list xml:id="list75058617" text:style-name="L8">
        <text:list-item>
          <text:p><text:span text:style-name="Source_20_Text">P</text:span> ou <text:span text:style-name="Source_20_Text">Portrait</text:span> </text:p>
        </text:list-item>
        <text:list-item>
          <text:p><text:span text:style-name="Source_20_Text">L</text:span> ou <text:span text:style-name="Source_20_Text">Landscape</text:span> </text:p>
        </text:list-item>
      </text:list>
      <text:p text:style-name="List_20_Contents">La valeur par défaut est <text:span text:style-name="Source_20_Text">P</text:span>. </text:p>
      <text:p text:style-name="List_20_Heading"><text:span text:style-name="Source_20_Text">unit</text:span> </text:p>
      <text:p text:style-name="List_20_Contents">Unité de mesure utilisateur. Les valeurs possibles sont : </text:p>
      <text:list xml:id="list1976250245" text:style-name="L9">
        <text:list-item>
          <text:p><text:span text:style-name="Source_20_Text">pt</text:span> : point </text:p>
        </text:list-item>
        <text:list-item>
          <text:p><text:span text:style-name="Source_20_Text">mm</text:span> : millimètre </text:p>
        </text:list-item>
        <text:list-item>
          <text:p><text:span text:style-name="Source_20_Text">cm</text:span> : centimètre </text:p>
        </text:list-item>
        <text:list-item>
          <text:p><text:span text:style-name="Source_20_Text">in</text:span> : pouce </text:p>
        </text:list-item>
      </text:list>
      <text:p text:style-name="List_20_Contents">Un point est égal à 1/72ème de pouce, c'est-à-dire environ 0,35 millimètre. C'est une unité très courante en typographie; les tailles de police sont exprimées dans cette unité. <text:line-break/>Un pouce vaut 2,54 centimètres. <text:line-break/><text:line-break/>La valeur par défaut est <text:span text:style-name="Source_20_Text">mm</text:span>. </text:p>
      <text:p text:style-name="List_20_Heading"><text:span text:style-name="Source_20_Text">size</text:span> </text:p>
      <text:p text:style-name="List_20_Contents">Le format utilisé pour les pages. Il peut s'agir d'une des valeurs ci-dessous (indépendamment de la casse) : </text:p>
      <text:list xml:id="list1202963900" text:style-name="L10">
        <text:list-item>
          <text:p><text:span text:style-name="Source_20_Text">A3</text:span> </text:p>
        </text:list-item>
        <text:list-item>
          <text:p><text:span text:style-name="Source_20_Text">A4</text:span> </text:p>
        </text:list-item>
        <text:list-item>
          <text:p><text:span text:style-name="Source_20_Text">A5</text:span> </text:p>
        </text:list-item>
        <text:list-item>
          <text:p><text:span text:style-name="Source_20_Text">Letter</text:span> </text:p>
        </text:list-item>
        <text:list-item>
          <text:p><text:span text:style-name="Source_20_Text">Legal</text:span> </text:p>
        </text:list-item>
      </text:list>
      <text:p text:style-name="List_20_Contents">ou bien d'un tableau contenant la largeur et la hauteur (exprimées dans l'unité donnée par <text:span text:style-name="Source_20_Text">unit</text:span>).<text:line-break/><text:line-break/>La valeur par défaut est <text:span text:style-name="Source_20_Text">A4</text:span>. </text:p>
      <text:h text:style-name="Heading_20_2" text:outline-level="2">Exemple</text:h>
      <text:p text:style-name="Text_20_body">Exemple avec un format personnalisé de 100x150 mm : </text:p>
      <text:p text:style-name="Preformatted_20_Text"><text:span text:style-name="Source_20_Text">$pdf = new FPDF('P','mm',array(100,150));</text:span></text:p>
      <text:h text:style-name="Heading_20_1" text:outline-level="1">GetStringWidth</text:h>
      <text:p text:style-name="Text_20_body"><text:span text:style-name="Source_20_Text">float</text:span><text:span text:style-name="Source_20_Text"> GetStringWidth(</text:span><text:span text:style-name="Source_20_Text">string</text:span><text:span text:style-name="Source_20_Text"> s)</text:span> </text:p>
      <text:h text:style-name="Heading_20_2" text:outline-level="2">Description</text:h>
      <text:p text:style-name="Text_20_body">Renvoie la longueur d'une chaîne en unité utilisateur. Une police doit être sélectionnée. </text:p>
      <text:h text:style-name="Heading_20_2" text:outline-level="2">Paramètres</text:h>
      <text:p text:style-name="List_20_Heading"><text:span text:style-name="Source_20_Text">s</text:span> </text:p>
      <text:p text:style-name="List_20_Contents">La chaîne dont on veut déterminer la longueur. </text:p>
      <text:h text:style-name="Heading_20_1" text:outline-level="1">GetX</text:h>
      <text:p text:style-name="Text_20_body"><text:span text:style-name="Source_20_Text">float</text:span><text:span text:style-name="Source_20_Text"> GetX()</text:span> </text:p>
      <text:h text:style-name="Heading_20_2" text:outline-level="2">Description</text:h>
      <text:p text:style-name="Text_20_body">Renvoie l'abscisse de la position courante. </text:p>
      <text:h text:style-name="Heading_20_2" text:outline-level="2"><text:soft-page-break/>Voir</text:h>
      <text:p text:style-name="Text_20_body">SetX(), GetY(), SetY(). </text:p>
      <text:h text:style-name="Heading_20_1" text:outline-level="1">GetY</text:h>
      <text:p text:style-name="Text_20_body"><text:span text:style-name="Source_20_Text">float</text:span><text:span text:style-name="Source_20_Text"> GetY()</text:span> </text:p>
      <text:h text:style-name="Heading_20_2" text:outline-level="2">Description</text:h>
      <text:p text:style-name="Text_20_body">Renvoie l'ordonnée de la position courante. </text:p>
      <text:h text:style-name="Heading_20_2" text:outline-level="2">Voir</text:h>
      <text:p text:style-name="Text_20_body">SetY(), GetX(), SetX(). </text:p>
      <text:h text:style-name="Heading_20_1" text:outline-level="1">Header</text:h>
      <text:p text:style-name="Text_20_body"><text:span text:style-name="Source_20_Text">Header()</text:span> </text:p>
      <text:h text:style-name="Heading_20_2" text:outline-level="2">Description</text:h>
      <text:p text:style-name="Text_20_body">Cette méthode permet de définir l'en-tête de page. Elle est appelée automatiquement par AddPage() et ne devrait donc pas être appelée explicitement par l'application. L'implémentation de Header() dans FPDF est vide, donc vous devez dériver la classe et redéfinir la méthode si vous voulez un traitement particulier pour vos en-têtes. </text:p>
      <text:h text:style-name="Heading_20_2" text:outline-level="2">Exemple</text:h>
      <text:p text:style-name="Preformatted_20_Text"><text:span text:style-name="Source_20_Text">class PDF extends FPDF</text:span></text:p>
      <text:p text:style-name="Preformatted_20_Text"><text:span text:style-name="Source_20_Text">{</text:span></text:p>
      <text:p text:style-name="Preformatted_20_Text"><text:span text:style-name="Source_20_Text">function Header()</text:span></text:p>
      <text:p text:style-name="Preformatted_20_Text"><text:span text:style-name="Source_20_Text">{</text:span></text:p>
      <text:p text:style-name="Preformatted_20_Text"><text:span text:style-name="Source_20_Text"><text:s text:c="4"/>// Police Arial gras 15</text:span></text:p>
      <text:p text:style-name="Preformatted_20_Text"><text:span text:style-name="Source_20_Text"><text:s text:c="4"/>$this-&gt;SetFont('Arial','B',15);</text:span></text:p>
      <text:p text:style-name="Preformatted_20_Text"><text:span text:style-name="Source_20_Text"><text:s text:c="4"/>// Décalage</text:span></text:p>
      <text:p text:style-name="Preformatted_20_Text"><text:span text:style-name="Source_20_Text"><text:s text:c="4"/>$this-&gt;Cell(80);</text:span></text:p>
      <text:p text:style-name="Preformatted_20_Text"><text:span text:style-name="Source_20_Text"><text:s text:c="4"/>// Titre encadré</text:span></text:p>
      <text:p text:style-name="Preformatted_20_Text"><text:span text:style-name="Source_20_Text"><text:s text:c="4"/>$this-&gt;Cell(30,10,'Titre',1,0,'C');</text:span></text:p>
      <text:p text:style-name="Preformatted_20_Text"><text:span text:style-name="Source_20_Text"><text:s text:c="4"/>// Saut de ligne</text:span></text:p>
      <text:p text:style-name="Preformatted_20_Text"><text:span text:style-name="Source_20_Text"><text:s text:c="4"/>$this-&gt;Ln(20);</text:span></text:p>
      <text:p text:style-name="Preformatted_20_Text"><text:span text:style-name="Source_20_Text">}</text:span></text:p>
      <text:p text:style-name="Preformatted_20_Text"><text:span text:style-name="Source_20_Text">}</text:span></text:p>
      <text:h text:style-name="Heading_20_2" text:outline-level="2">Voir</text:h>
      <text:p text:style-name="Text_20_body">Footer(). </text:p>
      <text:h text:style-name="Heading_20_1" text:outline-level="1">Image</text:h>
      <text:p text:style-name="Text_20_body"><text:span text:style-name="Source_20_Text">Image(</text:span><text:span text:style-name="Source_20_Text">string</text:span><text:span text:style-name="Source_20_Text"> file [, </text:span><text:span text:style-name="Source_20_Text">float</text:span><text:span text:style-name="Source_20_Text"> x [, </text:span><text:span text:style-name="Source_20_Text">float</text:span><text:span text:style-name="Source_20_Text"> y [, </text:span><text:span text:style-name="Source_20_Text">float</text:span><text:span text:style-name="Source_20_Text"> w [, </text:span><text:span text:style-name="Source_20_Text">float</text:span><text:span text:style-name="Source_20_Text"> h [, </text:span><text:span text:style-name="Source_20_Text">string</text:span><text:span text:style-name="Source_20_Text"> type [, </text:span><text:span text:style-name="Source_20_Text">mixed</text:span><text:span text:style-name="Source_20_Text"> link]]]]]])</text:span> </text:p>
      <text:h text:style-name="Heading_20_2" text:outline-level="2">Description</text:h>
      <text:p text:style-name="Text_20_body">Place une image. Les dimensions occupées dans la page peuvent être indiquées de plusieurs manières : </text:p>
      <text:list xml:id="list1011570446" text:style-name="L11">
        <text:list-item>
          <text:p>largeur et hauteur explicites (exprimées dans l'unité utilisateur ou en dpi) </text:p>
        </text:list-item>
        <text:list-item>
          <text:p>une dimension explicite, l'autre étant calculée automatiquement afin de respecter les proportions de l'image originale </text:p>
        </text:list-item>
        <text:list-item>
          <text:p>aucune dimension explicite, auquel cas l'image est dimensionnée en 96 dpi </text:p>
        </text:list-item>
      </text:list>
      <text:p text:style-name="Text_20_body">Les formats supportés sont le JPEG, le PNG et le GIF. Le GIF nécessite l'extension GD. <text:line-break/><text:soft-page-break/><text:line-break/>Pour le JPEG, toutes les variantes sont autorisées : </text:p>
      <text:list xml:id="list1370537275" text:style-name="L12">
        <text:list-item>
          <text:p>niveaux de gris </text:p>
        </text:list-item>
        <text:list-item>
          <text:p>couleurs vraies (24 bits) </text:p>
        </text:list-item>
        <text:list-item>
          <text:p>CMYK (32 bits) </text:p>
        </text:list-item>
      </text:list>
      <text:p text:style-name="Text_20_body">Pour le PNG, sont autorisées : </text:p>
      <text:list xml:id="list1729217887" text:style-name="L13">
        <text:list-item>
          <text:p>les images en niveaux de gris sur 8 bits au plus (256 teintes) </text:p>
        </text:list-item>
        <text:list-item>
          <text:p>les images en couleurs indexées </text:p>
        </text:list-item>
        <text:list-item>
          <text:p>les images en couleurs vraies (24 bits) </text:p>
        </text:list-item>
      </text:list>
      <text:p text:style-name="Text_20_body">Pour le GIF : en cas de GIF animé, seule la première image est affichée.<text:line-break/><text:line-break/>La transparence est gérée.<text:line-break/><text:line-break/>Le format peut être spécifié explicitement ou bien déduit de l'extension du fichier.<text:line-break/><text:line-break/>Il est possible de mettre un lien sur l'image.<text:line-break/><text:line-break/>Remarque : si une image est utilisée plusieurs fois, une seule copie est intégrée au document. </text:p>
      <text:h text:style-name="Heading_20_2" text:outline-level="2">Paramètres</text:h>
      <text:p text:style-name="List_20_Heading"><text:span text:style-name="Source_20_Text">file</text:span> </text:p>
      <text:p text:style-name="List_20_Contents">Chemin ou URL de l'image. </text:p>
      <text:p text:style-name="List_20_Heading"><text:span text:style-name="Source_20_Text">x</text:span> </text:p>
      <text:p text:style-name="List_20_Contents">Abscisse du coin supérieur gauche. Si non précisée ou égale à <text:span text:style-name="Source_20_Text">null</text:span>, l'abscisse courante est utilisée. </text:p>
      <text:p text:style-name="List_20_Heading"><text:span text:style-name="Source_20_Text">y</text:span> </text:p>
      <text:p text:style-name="List_20_Contents">Ordonnée du coin supérieur gauche. Si non précisée ou égale à <text:span text:style-name="Source_20_Text">null</text:span>, l'ordonnée courante est utilisée ; de plus, un saut de page est d'abord effectué si nécessaire (en cas de saut de page automatique) ; puis, après l'appel, l'ordonnée courante est positionnée en bas de l'image. </text:p>
      <text:p text:style-name="List_20_Heading"><text:span text:style-name="Source_20_Text">w</text:span> </text:p>
      <text:p text:style-name="List_20_Contents">Largeur de l'image dans la page. Il y a trois cas possibles : </text:p>
      <text:list xml:id="list1264853718" text:style-name="L14">
        <text:list-item>
          <text:p>Si la valeur est positive, elle représente la largeur en unité utilisateur </text:p>
        </text:list-item>
        <text:list-item>
          <text:p>Si la valeur est négative, sa valeur absolue représente la résolution horizontale en dpi </text:p>
        </text:list-item>
        <text:list-item>
          <text:p>Si elle n'est pas indiquée ou vaut zéro, elle est calculée automatiquement </text:p>
        </text:list-item>
      </text:list>
      <text:p text:style-name="List_20_Heading"><text:span text:style-name="Source_20_Text">h</text:span> </text:p>
      <text:p text:style-name="List_20_Contents">Hauteur de l'image dans la page. Il y a trois cas possibles : </text:p>
      <text:list xml:id="list876230878" text:style-name="L15">
        <text:list-item>
          <text:p>Si la valeur est positive, elle représente la hauteur en unité utilisateur </text:p>
        </text:list-item>
        <text:list-item>
          <text:p>Si la valeur est négative, sa valeur absolue représente la résolution verticale en dpi </text:p>
        </text:list-item>
        <text:list-item>
          <text:p>Si elle n'est pas indiquée ou vaut zéro, elle est calculée automatiquement </text:p>
        </text:list-item>
      </text:list>
      <text:p text:style-name="List_20_Heading"><text:span text:style-name="Source_20_Text">type</text:span> </text:p>
      <text:p text:style-name="List_20_Contents">Format de l'image. Les valeurs possibles sont (indépendamment de la casse) : <text:span text:style-name="Source_20_Text">JPG</text:span>, <text:span text:style-name="Source_20_Text">JPEG</text:span>, <text:span text:style-name="Source_20_Text">PNG</text:span> et <text:span text:style-name="Source_20_Text">GIF</text:span>. S'il n'est pas précisé, le type est déduit de l'extension du fichier. </text:p>
      <text:p text:style-name="List_20_Heading"><text:span text:style-name="Source_20_Text">link</text:span> </text:p>
      <text:p text:style-name="List_20_Contents">URL ou identifiant retourné par AddLink(). </text:p>
      <text:h text:style-name="Heading_20_2" text:outline-level="2">Exemple</text:h>
      <text:p text:style-name="Preformatted_20_Text"><text:span text:style-name="Source_20_Text">// Insère un logo en haut à gauche à 300 dpi</text:span></text:p>
      <text:p text:style-name="Preformatted_20_Text"><text:span text:style-name="Source_20_Text">$pdf-&gt;Image('logo.png',10,10,-300);</text:span></text:p>
      <text:p text:style-name="Preformatted_20_Text"><text:span text:style-name="Source_20_Text">// Insère une image dynamique à partir d'une URL</text:span></text:p>
      <text:p text:style-name="Preformatted_20_Text"><text:span text:style-name="Source_20_Text">$pdf-&gt;Image('http://chart.googleapis.com/chart?cht=p3&amp;chd=t:60,40&amp;chs=250x100&amp;chl=Hello|World',60,30,90,0,'PNG');</text:span></text:p>
      <text:h text:style-name="Heading_20_2" text:outline-level="2"><text:soft-page-break/>Voir</text:h>
      <text:p text:style-name="Text_20_body">AddLink(). </text:p>
      <text:h text:style-name="Heading_20_1" text:outline-level="1">Line</text:h>
      <text:p text:style-name="Text_20_body"><text:span text:style-name="Source_20_Text">Line(</text:span><text:span text:style-name="Source_20_Text">float</text:span><text:span text:style-name="Source_20_Text"> x1, </text:span><text:span text:style-name="Source_20_Text">float</text:span><text:span text:style-name="Source_20_Text"> y1, </text:span><text:span text:style-name="Source_20_Text">float</text:span><text:span text:style-name="Source_20_Text"> x2, </text:span><text:span text:style-name="Source_20_Text">float</text:span><text:span text:style-name="Source_20_Text"> y2)</text:span> </text:p>
      <text:h text:style-name="Heading_20_2" text:outline-level="2">Description</text:h>
      <text:p text:style-name="Text_20_body">Trace une ligne entre deux points. </text:p>
      <text:h text:style-name="Heading_20_2" text:outline-level="2">Paramètres</text:h>
      <text:p text:style-name="List_20_Heading"><text:span text:style-name="Source_20_Text">x1</text:span> </text:p>
      <text:p text:style-name="List_20_Contents">Abscisse du premier point. </text:p>
      <text:p text:style-name="List_20_Heading"><text:span text:style-name="Source_20_Text">y1</text:span> </text:p>
      <text:p text:style-name="List_20_Contents">Ordonnée du premier point. </text:p>
      <text:p text:style-name="List_20_Heading"><text:span text:style-name="Source_20_Text">x2</text:span> </text:p>
      <text:p text:style-name="List_20_Contents">Abscisse du second point. </text:p>
      <text:p text:style-name="List_20_Heading"><text:span text:style-name="Source_20_Text">y2</text:span> </text:p>
      <text:p text:style-name="List_20_Contents">Ordonnée du second point. </text:p>
      <text:h text:style-name="Heading_20_2" text:outline-level="2">Voir</text:h>
      <text:p text:style-name="Text_20_body">SetLineWidth(), SetDrawColor(). </text:p>
      <text:h text:style-name="Heading_20_1" text:outline-level="1">Link</text:h>
      <text:p text:style-name="Text_20_body"><text:span text:style-name="Source_20_Text">Link(</text:span><text:span text:style-name="Source_20_Text">float</text:span><text:span text:style-name="Source_20_Text"> x, </text:span><text:span text:style-name="Source_20_Text">float</text:span><text:span text:style-name="Source_20_Text"> y, </text:span><text:span text:style-name="Source_20_Text">float</text:span><text:span text:style-name="Source_20_Text"> w, </text:span><text:span text:style-name="Source_20_Text">float</text:span><text:span text:style-name="Source_20_Text"> h, </text:span><text:span text:style-name="Source_20_Text">mixed</text:span><text:span text:style-name="Source_20_Text"> link)</text:span> </text:p>
      <text:h text:style-name="Heading_20_2" text:outline-level="2">Description</text:h>
      <text:p text:style-name="Text_20_body">Place un lien sur une zone rectangulaire de la page. Les liens textes ou images se posent généralement via Cell(), Write() ou Image(), mais cette méthode peut être utile par exemple pour placer une zone cliquable à l'intérieur d'une image. </text:p>
      <text:h text:style-name="Heading_20_2" text:outline-level="2">Paramètres</text:h>
      <text:p text:style-name="List_20_Heading"><text:span text:style-name="Source_20_Text">x</text:span> </text:p>
      <text:p text:style-name="List_20_Contents">Abscisse du coin supérieur gauche du rectangle. </text:p>
      <text:p text:style-name="List_20_Heading"><text:span text:style-name="Source_20_Text">y</text:span> </text:p>
      <text:p text:style-name="List_20_Contents">Ordonnée du coin supérieur gauche du rectangle. </text:p>
      <text:p text:style-name="List_20_Heading"><text:span text:style-name="Source_20_Text">w</text:span> </text:p>
      <text:p text:style-name="List_20_Contents">Largeur du rectangle. </text:p>
      <text:p text:style-name="List_20_Heading"><text:span text:style-name="Source_20_Text">h</text:span> </text:p>
      <text:p text:style-name="List_20_Contents">Hauteur du rectangle. </text:p>
      <text:p text:style-name="List_20_Heading"><text:span text:style-name="Source_20_Text">link</text:span> </text:p>
      <text:p text:style-name="List_20_Contents">URL ou identifiant retourné par AddLink(). </text:p>
      <text:h text:style-name="Heading_20_2" text:outline-level="2">Voir</text:h>
      <text:p text:style-name="Text_20_body">AddLink(), Cell(), Write(), Image(). </text:p>
      <text:h text:style-name="Heading_20_1" text:outline-level="1">Ln</text:h>
      <text:p text:style-name="Text_20_body"><text:span text:style-name="Source_20_Text">Ln([</text:span><text:span text:style-name="Source_20_Text">float</text:span><text:span text:style-name="Source_20_Text"> h])</text:span> </text:p>
      <text:h text:style-name="Heading_20_2" text:outline-level="2">Description</text:h>
      <text:p text:style-name="Text_20_body">Effectue un saut de ligne. L'abscisse courante est ramenée à la valeur de la marge gauche et l'ordonnée augmente de la valeur indiquée en paramètre. </text:p>
      <text:h text:style-name="Heading_20_2" text:outline-level="2"><text:soft-page-break/>Paramètres</text:h>
      <text:p text:style-name="List_20_Heading"><text:span text:style-name="Source_20_Text">h</text:span> </text:p>
      <text:p text:style-name="List_20_Contents">L'amplitude du saut de ligne. <text:line-break/>Par défaut, la valeur est égale à la hauteur de la dernière cellule imprimée. </text:p>
      <text:h text:style-name="Heading_20_2" text:outline-level="2">Voir</text:h>
      <text:p text:style-name="Text_20_body">Cell(). </text:p>
      <text:h text:style-name="Heading_20_1" text:outline-level="1">MultiCell</text:h>
      <text:p text:style-name="Text_20_body"><text:span text:style-name="Source_20_Text">MultiCell(</text:span><text:span text:style-name="Source_20_Text">float</text:span><text:span text:style-name="Source_20_Text"> w, </text:span><text:span text:style-name="Source_20_Text">float</text:span><text:span text:style-name="Source_20_Text"> h, </text:span><text:span text:style-name="Source_20_Text">string</text:span><text:span text:style-name="Source_20_Text"> txt [, </text:span><text:span text:style-name="Source_20_Text">mixed</text:span><text:span text:style-name="Source_20_Text"> border [, </text:span><text:span text:style-name="Source_20_Text">string</text:span><text:span text:style-name="Source_20_Text"> align [, </text:span><text:span text:style-name="Source_20_Text">boolean</text:span><text:span text:style-name="Source_20_Text"> fill]]])</text:span> </text:p>
      <text:h text:style-name="Heading_20_2" text:outline-level="2">Description</text:h>
      <text:p text:style-name="Text_20_body">Cette méthode permet d'imprimer du texte avec des retours à la ligne. Ceux-ci peuvent être automatiques (dès que le texte atteint le bord droit de la cellule) ou explicites (via le caractère \n). Autant de cellules que nécessaire sont imprimées, les unes en dessous des autres. <text:line-break/>Le texte peut être aligné, centré ou justifié. Le bloc de cellules peut être encadré et le fond coloré. </text:p>
      <text:h text:style-name="Heading_20_2" text:outline-level="2">Paramètres</text:h>
      <text:p text:style-name="List_20_Heading"><text:span text:style-name="Source_20_Text">w</text:span> </text:p>
      <text:p text:style-name="List_20_Contents">Largeur des cellules. Si elle vaut <text:span text:style-name="Source_20_Text">0</text:span>, elles s'étendent jusqu'à la marge droite de la page. </text:p>
      <text:p text:style-name="List_20_Heading"><text:span text:style-name="Source_20_Text">h</text:span> </text:p>
      <text:p text:style-name="List_20_Contents">Hauteur des cellules. </text:p>
      <text:p text:style-name="List_20_Heading"><text:span text:style-name="Source_20_Text">txt</text:span> </text:p>
      <text:p text:style-name="List_20_Contents">Chaîne à imprimer. </text:p>
      <text:p text:style-name="List_20_Heading"><text:span text:style-name="Source_20_Text">border</text:span> </text:p>
      <text:p text:style-name="List_20_Contents">Indique si des bords doivent être tracés autour du bloc de cellules. La valeur peut être soit un nombre : </text:p>
      <text:list xml:id="list332268804" text:style-name="L16">
        <text:list-item>
          <text:p><text:span text:style-name="Source_20_Text">0</text:span> : aucun bord </text:p>
        </text:list-item>
        <text:list-item>
          <text:p><text:span text:style-name="Source_20_Text">1</text:span> : cadre </text:p>
        </text:list-item>
      </text:list>
      <text:p text:style-name="List_20_Contents">soit une chaîne contenant certains ou tous les caractères suivants (dans un ordre quelconque) : </text:p>
      <text:list xml:id="list706538598" text:style-name="L17">
        <text:list-item>
          <text:p><text:span text:style-name="Source_20_Text">L</text:span> : gauche </text:p>
        </text:list-item>
        <text:list-item>
          <text:p><text:span text:style-name="Source_20_Text">T</text:span> : haut </text:p>
        </text:list-item>
        <text:list-item>
          <text:p><text:span text:style-name="Source_20_Text">R</text:span> : droit </text:p>
        </text:list-item>
        <text:list-item>
          <text:p><text:span text:style-name="Source_20_Text">B</text:span> : bas </text:p>
        </text:list-item>
      </text:list>
      <text:p text:style-name="List_20_Contents">La valeur par défaut est <text:span text:style-name="Source_20_Text">0</text:span>. </text:p>
      <text:p text:style-name="List_20_Heading"><text:span text:style-name="Source_20_Text">align</text:span> </text:p>
      <text:p text:style-name="List_20_Contents">Contrôle l'alignement du texte. Les valeurs possibles sont : </text:p>
      <text:list xml:id="list858311776" text:style-name="L18">
        <text:list-item>
          <text:p><text:span text:style-name="Source_20_Text">L</text:span> : alignement à gauche </text:p>
        </text:list-item>
        <text:list-item>
          <text:p><text:span text:style-name="Source_20_Text">C</text:span> : centrage </text:p>
        </text:list-item>
        <text:list-item>
          <text:p><text:span text:style-name="Source_20_Text">R</text:span> : alignement à droite </text:p>
        </text:list-item>
        <text:list-item>
          <text:p><text:span text:style-name="Source_20_Text">J</text:span> : justification (valeur par défaut) </text:p>
        </text:list-item>
      </text:list>
      <text:p text:style-name="List_20_Heading"><text:span text:style-name="Source_20_Text">fill</text:span> </text:p>
      <text:p text:style-name="List_20_Contents">Indique si le fond des cellules doit être coloré (<text:span text:style-name="Source_20_Text">true</text:span>) ou transparent (<text:span text:style-name="Source_20_Text">false</text:span>). Valeur par défaut : <text:span text:style-name="Source_20_Text">false</text:span>. </text:p>
      <text:h text:style-name="Heading_20_2" text:outline-level="2">Voir</text:h>
      <text:p text:style-name="Text_20_body">SetFont(), SetDrawColor(), SetFillColor(), SetTextColor(), SetLineWidth(), Cell(), Write(), SetAutoPageBreak(). </text:p>
      <text:h text:style-name="Heading_20_1" text:outline-level="1">Output</text:h>
      <text:p text:style-name="Text_20_body"><text:span text:style-name="Source_20_Text">string</text:span><text:span text:style-name="Source_20_Text"> Output([</text:span><text:span text:style-name="Source_20_Text">string</text:span><text:span text:style-name="Source_20_Text"> name, </text:span><text:span text:style-name="Source_20_Text">string</text:span><text:span text:style-name="Source_20_Text"> dest])</text:span> </text:p>
      <text:h text:style-name="Heading_20_2" text:outline-level="2"><text:soft-page-break/>Description</text:h>
      <text:p text:style-name="Text_20_body">Envoie le document vers une destination donnée : navigateur, fichier ou chaîne de caractères. Dans le cas du navigateur, on peut utiliser le plug-in (s'il est présent) ou bien forcer la boîte de téléchargement. <text:line-break/>La méthode commence par appeler Close() si nécessaire pour terminer le document. </text:p>
      <text:h text:style-name="Heading_20_2" text:outline-level="2">Paramètres</text:h>
      <text:p text:style-name="List_20_Heading"><text:span text:style-name="Source_20_Text">name</text:span> </text:p>
      <text:p text:style-name="List_20_Contents">Le nom du fichier. S'il n'est pas renseigné, le document est envoyé au navigateur (destination <text:span text:style-name="Source_20_Text">I</text:span>) avec le nom <text:span text:style-name="Source_20_Text">doc.pdf</text:span>. </text:p>
      <text:p text:style-name="List_20_Heading"><text:span text:style-name="Source_20_Text">dest</text:span> </text:p>
      <text:p text:style-name="List_20_Contents">Destination où envoyer le document. Le paramètre peut prendre les valeurs suivantes : </text:p>
      <text:list xml:id="list1090838072" text:style-name="L19">
        <text:list-item>
          <text:p><text:span text:style-name="Source_20_Text">I</text:span> : envoyer en inline au navigateur. Le plug-in est utilisé s'il est installé. Le nom indiqué dans <text:span text:style-name="Source_20_Text">name</text:span> est utilisé lorsque l'on sélectionne "Enregistrer sous" sur le lien générant le PDF. </text:p>
        </text:list-item>
        <text:list-item>
          <text:p><text:span text:style-name="Source_20_Text">D</text:span> : envoyer au navigateur en forçant le téléchargement, avec le nom indiqué dans <text:span text:style-name="Source_20_Text">name</text:span>. </text:p>
        </text:list-item>
        <text:list-item>
          <text:p><text:span text:style-name="Source_20_Text">F</text:span> : sauver dans un fichier local, avec le nom indiqué dans <text:span text:style-name="Source_20_Text">name</text:span> (peut inclure un répertoire). </text:p>
        </text:list-item>
        <text:list-item>
          <text:p><text:span text:style-name="Source_20_Text">S</text:span> : renvoyer le document sous forme de chaîne. <text:span text:style-name="Source_20_Text">name</text:span> est ignoré. </text:p>
        </text:list-item>
      </text:list>
      <text:h text:style-name="Heading_20_2" text:outline-level="2">Voir</text:h>
      <text:p text:style-name="Text_20_body">Close(). </text:p>
      <text:h text:style-name="Heading_20_1" text:outline-level="1">PageNo</text:h>
      <text:p text:style-name="Text_20_body"><text:span text:style-name="Source_20_Text">int</text:span><text:span text:style-name="Source_20_Text"> PageNo()</text:span> </text:p>
      <text:h text:style-name="Heading_20_2" text:outline-level="2">Description</text:h>
      <text:p text:style-name="Text_20_body">Renvoie le numéro de page courant. </text:p>
      <text:h text:style-name="Heading_20_2" text:outline-level="2">Voir</text:h>
      <text:p text:style-name="Text_20_body">AliasNbPages(). </text:p>
      <text:h text:style-name="Heading_20_1" text:outline-level="1">Rect</text:h>
      <text:p text:style-name="Text_20_body"><text:span text:style-name="Source_20_Text">Rect(</text:span><text:span text:style-name="Source_20_Text">float</text:span><text:span text:style-name="Source_20_Text"> x, </text:span><text:span text:style-name="Source_20_Text">float</text:span><text:span text:style-name="Source_20_Text"> y, </text:span><text:span text:style-name="Source_20_Text">float</text:span><text:span text:style-name="Source_20_Text"> w, </text:span><text:span text:style-name="Source_20_Text">float</text:span><text:span text:style-name="Source_20_Text"> h [, </text:span><text:span text:style-name="Source_20_Text">string</text:span><text:span text:style-name="Source_20_Text"> style])</text:span> </text:p>
      <text:h text:style-name="Heading_20_2" text:outline-level="2">Description</text:h>
      <text:p text:style-name="Text_20_body">Dessine un rectangle à partir de son coin supérieur gauche. Il peut être tracé, rempli ou les deux à la fois. </text:p>
      <text:h text:style-name="Heading_20_2" text:outline-level="2">Paramètres</text:h>
      <text:p text:style-name="List_20_Heading"><text:span text:style-name="Source_20_Text">x</text:span> </text:p>
      <text:p text:style-name="List_20_Contents">Abscisse du coin supérieur gauche. </text:p>
      <text:p text:style-name="List_20_Heading"><text:span text:style-name="Source_20_Text">y</text:span> </text:p>
      <text:p text:style-name="List_20_Contents">Ordonnée du coin supérieur gauche. </text:p>
      <text:p text:style-name="List_20_Heading"><text:span text:style-name="Source_20_Text">w</text:span> </text:p>
      <text:p text:style-name="List_20_Contents">Largeur. </text:p>
      <text:p text:style-name="List_20_Heading"><text:span text:style-name="Source_20_Text">h</text:span> </text:p>
      <text:p text:style-name="List_20_Contents">Hauteur. </text:p>
      <text:p text:style-name="List_20_Heading"><text:span text:style-name="Source_20_Text">style</text:span> </text:p>
      <text:p text:style-name="List_20_Contents">Manière de tracer le rectangle. Les valeurs possibles sont : </text:p>
      <text:list xml:id="list429601304" text:style-name="L20">
        <text:list-item>
          <text:p><text:span text:style-name="Source_20_Text">D</text:span> ou chaîne vide : contour (draw). C'est la valeur par défaut. </text:p>
        </text:list-item>
        <text:list-item>
          <text:p><text:span text:style-name="Source_20_Text">F</text:span> : remplissage (fill) </text:p>
        </text:list-item>
        <text:list-item>
          <text:p><text:span text:style-name="Source_20_Text">DF</text:span> ou <text:span text:style-name="Source_20_Text">FD</text:span> : contour et remplissage </text:p>
        </text:list-item>
      </text:list>
      <text:h text:style-name="Heading_20_2" text:outline-level="2">Voir</text:h>
      <text:p text:style-name="Text_20_body">SetLineWidth(), SetDrawColor(), SetFillColor(). </text:p>
      <text:h text:style-name="Heading_20_1" text:outline-level="1"><text:soft-page-break/>SetAuthor</text:h>
      <text:p text:style-name="Text_20_body"><text:span text:style-name="Source_20_Text">SetAuthor(</text:span><text:span text:style-name="Source_20_Text">string</text:span><text:span text:style-name="Source_20_Text"> author [, </text:span><text:span text:style-name="Source_20_Text">boolean</text:span><text:span text:style-name="Source_20_Text"> isUTF8])</text:span> </text:p>
      <text:h text:style-name="Heading_20_2" text:outline-level="2">Description</text:h>
      <text:p text:style-name="Text_20_body">Définit l'auteur du document. </text:p>
      <text:h text:style-name="Heading_20_2" text:outline-level="2">Paramètres</text:h>
      <text:p text:style-name="List_20_Heading"><text:span text:style-name="Source_20_Text">author</text:span> </text:p>
      <text:p text:style-name="List_20_Contents">Le nom de l'auteur. </text:p>
      <text:p text:style-name="List_20_Heading"><text:span text:style-name="Source_20_Text">isUTF8</text:span> </text:p>
      <text:p text:style-name="List_20_Contents">Indique si la chaîne est encodée en ISO-8859-1 (<text:span text:style-name="Source_20_Text">false</text:span>) ou en UTF-8 (<text:span text:style-name="Source_20_Text">true</text:span>).<text:line-break/>Valeur par défaut : <text:span text:style-name="Source_20_Text">false</text:span>. </text:p>
      <text:h text:style-name="Heading_20_2" text:outline-level="2">Voir</text:h>
      <text:p text:style-name="Text_20_body">SetCreator(), SetKeywords(), SetSubject(), SetTitle(). </text:p>
      <text:h text:style-name="Heading_20_1" text:outline-level="1">SetAutoPageBreak</text:h>
      <text:p text:style-name="Text_20_body"><text:span text:style-name="Source_20_Text">SetAutoPageBreak(</text:span><text:span text:style-name="Source_20_Text">boolean</text:span><text:span text:style-name="Source_20_Text"> auto [, </text:span><text:span text:style-name="Source_20_Text">float</text:span><text:span text:style-name="Source_20_Text"> margin])</text:span> </text:p>
      <text:h text:style-name="Heading_20_2" text:outline-level="2">Description</text:h>
      <text:p text:style-name="Text_20_body">Active ou désactive le mode saut de page automatique. En cas d'activation, le second paramètre représente la distance par rapport au bas de la page qui déclenche le saut. Par défaut, le mode est activé et la marge vaut 2 cm. </text:p>
      <text:h text:style-name="Heading_20_2" text:outline-level="2">Paramètres</text:h>
      <text:p text:style-name="List_20_Heading"><text:span text:style-name="Source_20_Text">auto</text:span> </text:p>
      <text:p text:style-name="List_20_Contents">Booléen indiquant si le mode doit être activé. </text:p>
      <text:p text:style-name="List_20_Heading"><text:span text:style-name="Source_20_Text">margin</text:span> </text:p>
      <text:p text:style-name="List_20_Contents">Distance par rapport au bas de la page. </text:p>
      <text:h text:style-name="Heading_20_2" text:outline-level="2">Voir</text:h>
      <text:p text:style-name="Text_20_body">Cell(), MultiCell(), AcceptPageBreak(). </text:p>
      <text:h text:style-name="Heading_20_1" text:outline-level="1">SetCompression</text:h>
      <text:p text:style-name="Text_20_body"><text:span text:style-name="Source_20_Text">SetCompression(</text:span><text:span text:style-name="Source_20_Text">boolean</text:span><text:span text:style-name="Source_20_Text"> compress)</text:span> </text:p>
      <text:h text:style-name="Heading_20_2" text:outline-level="2">Description</text:h>
      <text:p text:style-name="Text_20_body">Active ou désactive la compression des pages. Lorsqu'elle est activée, la représentation interne de chaque page est compressée, ce qui donne généralement un taux de compression de l'ordre de 2 pour le document résultant. <text:line-break/>La compression est activée par défaut. <text:line-break/><text:line-break/><text:span text:style-name="Strong_20_Emphasis">Note :</text:span> l'extension Zlib est requise pour cette fonctionnalité. Si elle n'est pas disponible, la compression sera désactivée. </text:p>
      <text:h text:style-name="Heading_20_2" text:outline-level="2">Paramètres</text:h>
      <text:p text:style-name="List_20_Heading"><text:span text:style-name="Source_20_Text">compress</text:span> </text:p>
      <text:p text:style-name="List_20_Contents">Booléen indiquant si la compression doit être activée. </text:p>
      <text:h text:style-name="Heading_20_1" text:outline-level="1">SetCreator</text:h>
      <text:p text:style-name="Text_20_body"><text:span text:style-name="Source_20_Text">SetCreator(</text:span><text:span text:style-name="Source_20_Text">string</text:span><text:span text:style-name="Source_20_Text"> creator [, </text:span><text:span text:style-name="Source_20_Text">boolean</text:span><text:span text:style-name="Source_20_Text"> isUTF8])</text:span> </text:p>
      <text:h text:style-name="Heading_20_2" text:outline-level="2"><text:soft-page-break/>Description</text:h>
      <text:p text:style-name="Text_20_body">Définit le créateur du document. Il s'agit typiquement du nom de l'application qui génère le PDF. </text:p>
      <text:h text:style-name="Heading_20_2" text:outline-level="2">Paramètres</text:h>
      <text:p text:style-name="List_20_Heading"><text:span text:style-name="Source_20_Text">creator</text:span> </text:p>
      <text:p text:style-name="List_20_Contents">Le nom du créateur. </text:p>
      <text:p text:style-name="List_20_Heading"><text:span text:style-name="Source_20_Text">isUTF8</text:span> </text:p>
      <text:p text:style-name="List_20_Contents">Indique si la chaîne est encodée en ISO-8859-1 (<text:span text:style-name="Source_20_Text">false</text:span>) ou en UTF-8 (<text:span text:style-name="Source_20_Text">true</text:span>).<text:line-break/>Valeur par défaut : <text:span text:style-name="Source_20_Text">false</text:span>. </text:p>
      <text:h text:style-name="Heading_20_2" text:outline-level="2">Voir</text:h>
      <text:p text:style-name="Text_20_body">SetAuthor(), SetKeywords(), SetSubject(), SetTitle(). </text:p>
      <text:h text:style-name="Heading_20_1" text:outline-level="1">SetDisplayMode</text:h>
      <text:p text:style-name="Text_20_body"><text:span text:style-name="Source_20_Text">SetDisplayMode(</text:span><text:span text:style-name="Source_20_Text">mixed</text:span><text:span text:style-name="Source_20_Text"> zoom [, </text:span><text:span text:style-name="Source_20_Text">string</text:span><text:span text:style-name="Source_20_Text"> layout])</text:span> </text:p>
      <text:h text:style-name="Heading_20_2" text:outline-level="2">Description</text:h>
      <text:p text:style-name="Text_20_body">Contrôle la manière dont le document sera affiché par le lecteur. On peut régler le niveau de zoom : afficher la page en entier, occuper toute la largeur de la fenêtre, utiliser la taille réelle, choisir un facteur de zoom particulier ou encore utiliser la valeur par défaut de l'utilisateur (celle paramétrée dans le menu Préférences d'Adobe Reader). On peut également spécifier la disposition des pages : une seule à la fois, affichage continu, pages sur deux colonnes ou réglage par défaut. </text:p>
      <text:h text:style-name="Heading_20_2" text:outline-level="2">Paramètres</text:h>
      <text:p text:style-name="List_20_Heading"><text:span text:style-name="Source_20_Text">zoom</text:span> </text:p>
      <text:p text:style-name="List_20_Contents">Le zoom à utiliser. Il peut prendre l'une des valeurs chaînes suivantes : </text:p>
      <text:list xml:id="list153649769" text:style-name="L21">
        <text:list-item>
          <text:p><text:span text:style-name="Source_20_Text">fullpage</text:span> : affiche entièrement les pages à l'écran </text:p>
        </text:list-item>
        <text:list-item>
          <text:p><text:span text:style-name="Source_20_Text">fullwidth</text:span> : maximise la largeur des pages </text:p>
        </text:list-item>
        <text:list-item>
          <text:p><text:span text:style-name="Source_20_Text">real</text:span> : affiche la taille réelle (équivaut à un zoom de 100%) </text:p>
        </text:list-item>
        <text:list-item>
          <text:p><text:span text:style-name="Source_20_Text">default</text:span> : utilise le mode d'affichage par défaut du lecteur </text:p>
        </text:list-item>
      </text:list>
      <text:p text:style-name="List_20_Contents">ou bien un entier indiquant le facteur de zoom à utiliser. </text:p>
      <text:p text:style-name="List_20_Heading"><text:span text:style-name="Source_20_Text">layout</text:span> </text:p>
      <text:p text:style-name="List_20_Contents">La disposition des pages. Les valeurs possibles sont : </text:p>
      <text:list xml:id="list990546000" text:style-name="L22">
        <text:list-item>
          <text:p><text:span text:style-name="Source_20_Text">single</text:span> : affiche une seule page à la fois </text:p>
        </text:list-item>
        <text:list-item>
          <text:p><text:span text:style-name="Source_20_Text">continuous</text:span> : affichage continu d'une page à l'autre </text:p>
        </text:list-item>
        <text:list-item>
          <text:p><text:span text:style-name="Source_20_Text">two</text:span> : affiche deux pages sur deux colonnes </text:p>
        </text:list-item>
        <text:list-item>
          <text:p><text:span text:style-name="Source_20_Text">default</text:span> : utilise le mode d'affichage par défaut du lecteur </text:p>
        </text:list-item>
      </text:list>
      <text:p text:style-name="List_20_Contents">La valeur par défaut est <text:span text:style-name="Source_20_Text">default</text:span>. </text:p>
      <text:h text:style-name="Heading_20_1" text:outline-level="1">SetDrawColor</text:h>
      <text:p text:style-name="Text_20_body"><text:span text:style-name="Source_20_Text">SetDrawColor(</text:span><text:span text:style-name="Source_20_Text">int</text:span><text:span text:style-name="Source_20_Text"> r [, </text:span><text:span text:style-name="Source_20_Text">int</text:span><text:span text:style-name="Source_20_Text"> g, </text:span><text:span text:style-name="Source_20_Text">int</text:span><text:span text:style-name="Source_20_Text"> b])</text:span> </text:p>
      <text:h text:style-name="Heading_20_2" text:outline-level="2">Description</text:h>
      <text:p text:style-name="Text_20_body">Fixe la couleur pour toutes les opérations de tracé (lignes, rectangles et contours de cellules). Elle peut être indiquée en composantes RGB ou en niveau de gris. La méthode peut être appelée avant que la première page ne soit créée et la valeur est conservée de page en page. </text:p>
      <text:h text:style-name="Heading_20_2" text:outline-level="2">Paramètres</text:h>
      <text:p text:style-name="List_20_Heading"><text:span text:style-name="Source_20_Text">r</text:span> </text:p>
      <text:p text:style-name="List_20_Contents">Si <text:span text:style-name="Source_20_Text">g</text:span> et <text:span text:style-name="Source_20_Text">b</text:span> sont renseignés, composante de rouge; sinon, indique le niveau de gris. Valeur comprise entre 0 et 255. </text:p>
      <text:p text:style-name="List_20_Heading"><text:span text:style-name="Source_20_Text">g</text:span> </text:p>
      <text:p text:style-name="List_20_Contents">Composante de vert (entre 0 et 255). </text:p>
      <text:p text:style-name="List_20_Heading"><text:soft-page-break/><text:span text:style-name="Source_20_Text">b</text:span> </text:p>
      <text:p text:style-name="List_20_Contents">Composante de bleu (entre 0 et 255). </text:p>
      <text:h text:style-name="Heading_20_2" text:outline-level="2">Voir</text:h>
      <text:p text:style-name="Text_20_body">SetFillColor(), SetTextColor(), Line(), Rect(), Cell(), MultiCell(). </text:p>
      <text:h text:style-name="Heading_20_1" text:outline-level="1">SetFillColor</text:h>
      <text:p text:style-name="Text_20_body"><text:span text:style-name="Source_20_Text">SetFillColor(</text:span><text:span text:style-name="Source_20_Text">int</text:span><text:span text:style-name="Source_20_Text"> r [, </text:span><text:span text:style-name="Source_20_Text">int</text:span><text:span text:style-name="Source_20_Text"> g, </text:span><text:span text:style-name="Source_20_Text">int</text:span><text:span text:style-name="Source_20_Text"> b])</text:span> </text:p>
      <text:h text:style-name="Heading_20_2" text:outline-level="2">Description</text:h>
      <text:p text:style-name="Text_20_body">Fixe la couleur pour toutes les opérations de remplissage (rectangles pleins et fonds de cellules). Elle peut être indiquée en composantes RGB ou en niveau de gris. La méthode peut être appelée avant que la première page ne soit créée et la valeur est conservée de page en page. </text:p>
      <text:h text:style-name="Heading_20_2" text:outline-level="2">Paramètres</text:h>
      <text:p text:style-name="List_20_Heading"><text:span text:style-name="Source_20_Text">r</text:span> </text:p>
      <text:p text:style-name="List_20_Contents">Si <text:span text:style-name="Source_20_Text">g</text:span> et <text:span text:style-name="Source_20_Text">b</text:span> sont renseignés, composante de rouge; sinon, indique le niveau de gris. Valeur comprise entre 0 et 255. </text:p>
      <text:p text:style-name="List_20_Heading"><text:span text:style-name="Source_20_Text">g</text:span> </text:p>
      <text:p text:style-name="List_20_Contents">Composante de vert (entre 0 et 255). </text:p>
      <text:p text:style-name="List_20_Heading"><text:span text:style-name="Source_20_Text">b</text:span> </text:p>
      <text:p text:style-name="List_20_Contents">Composante de bleu (entre 0 et 255). </text:p>
      <text:h text:style-name="Heading_20_2" text:outline-level="2">Voir</text:h>
      <text:p text:style-name="Text_20_body">SetDrawColor(), SetTextColor(), Rect(), Cell(), MultiCell(). </text:p>
      <text:h text:style-name="Heading_20_1" text:outline-level="1">SetFont</text:h>
      <text:p text:style-name="Text_20_body"><text:span text:style-name="Source_20_Text">SetFont(</text:span><text:span text:style-name="Source_20_Text">string</text:span><text:span text:style-name="Source_20_Text"> family [, </text:span><text:span text:style-name="Source_20_Text">string</text:span><text:span text:style-name="Source_20_Text"> style [, </text:span><text:span text:style-name="Source_20_Text">float</text:span><text:span text:style-name="Source_20_Text"> size]])</text:span> </text:p>
      <text:h text:style-name="Heading_20_2" text:outline-level="2">Description</text:h>
      <text:p text:style-name="Text_20_body">Fixe la police utilisée pour imprimer les chaînes de caractères. Il est obligatoire d'appeler cette méthode au moins une fois avant d'imprimer du texte, sinon le document résultant ne sera pas valide. <text:line-break/>La police peut être soit une police standard, soit une police ajoutée à l'aide de la méthode AddFont(). Les polices standard utilisent l'encodage Windows cp1252 (Europe de l'ouest). <text:line-break/>La méthode peut être appelée avant que la première page ne soit créée et la police est conservée de page en page. <text:line-break/>Si vous souhaitez juste changer la taille courante, il est plus simple d'appeler SetFontSize(). <text:line-break/><text:line-break/><text:span text:style-name="Strong_20_Emphasis">Note :</text:span> il est nécessaire que les fichiers de définition soient accessibles. Il sont recherchés successivement dans : </text:p>
      <text:list xml:id="list1777160745" text:style-name="L23">
        <text:list-item>
          <text:p>Le répertoire défini par la constante <text:span text:style-name="Source_20_Text">FPDF_FONTPATH</text:span> (si cette constante est définie) </text:p>
        </text:list-item>
        <text:list-item>
          <text:p>Le répertoire <text:span text:style-name="Source_20_Text">font</text:span> situé dans le répertoire de <text:span text:style-name="Source_20_Text">fpdf.php</text:span> (s'il existe) </text:p>
        </text:list-item>
        <text:list-item>
          <text:p>Les répertoires accessibles par <text:span text:style-name="Source_20_Text">include()</text:span> </text:p>
        </text:list-item>
      </text:list>
      <text:p text:style-name="Text_20_body">Exemple d'utilisation de <text:span text:style-name="Source_20_Text">FPDF_FONTPATH</text:span>: </text:p>
      <text:p text:style-name="Preformatted_20_Text"><text:span text:style-name="Source_20_Text">define('FPDF_FONTPATH','/home/www/font');</text:span></text:p>
      <text:p text:style-name="Preformatted_20_Text"><text:span text:style-name="Source_20_Text">require('fpdf.php');</text:span></text:p>
      <text:p text:style-name="Text_20_body">Si le fichier correspondant à la police demandée n'est pas trouvé, l'erreur "Could not include font definition file" est générée. </text:p>
      <text:h text:style-name="Heading_20_2" text:outline-level="2">Paramètres</text:h>
      <text:p text:style-name="List_20_Heading"><text:span text:style-name="Source_20_Text">family</text:span> </text:p>
      <text:p text:style-name="List_20_Contents"><text:soft-page-break/>Famille de la police. Il peut s'agir d'un nom défini par AddFont() ou bien d'une des familles standard : </text:p>
      <text:list xml:id="list1292523157" text:style-name="L24">
        <text:list-item>
          <text:p><text:span text:style-name="Source_20_Text">Courier</text:span> (caractères de largeur fixe) </text:p>
        </text:list-item>
        <text:list-item>
          <text:p><text:span text:style-name="Source_20_Text">Helvetica</text:span> ou <text:span text:style-name="Source_20_Text">Arial</text:span> (synonymes; sans serif) </text:p>
        </text:list-item>
        <text:list-item>
          <text:p><text:span text:style-name="Source_20_Text">Times</text:span> (avec serif) </text:p>
        </text:list-item>
        <text:list-item>
          <text:p><text:span text:style-name="Source_20_Text">Symbol</text:span> (symboles) </text:p>
        </text:list-item>
        <text:list-item>
          <text:p><text:span text:style-name="Source_20_Text">ZapfDingbats</text:span> (symboles) </text:p>
        </text:list-item>
      </text:list>
      <text:p text:style-name="List_20_Contents">Le nom n'est pas sensible à la casse. <text:line-break/>Il est également possible de passer une chaîne vide, auquel cas la famille courante est conservée. </text:p>
      <text:p text:style-name="List_20_Heading"><text:span text:style-name="Source_20_Text">style</text:span> </text:p>
      <text:p text:style-name="List_20_Contents">Style de la police. Les valeurs possibles sont (indépendamment de la casse) : </text:p>
      <text:list xml:id="list1171425567" text:style-name="L25">
        <text:list-item>
          <text:p>chaîne vide : normal </text:p>
        </text:list-item>
        <text:list-item>
          <text:p><text:span text:style-name="Source_20_Text">B</text:span> : gras </text:p>
        </text:list-item>
        <text:list-item>
          <text:p><text:span text:style-name="Source_20_Text">I</text:span> : italique </text:p>
        </text:list-item>
        <text:list-item>
          <text:p><text:span text:style-name="Source_20_Text">U</text:span> : souligné </text:p>
        </text:list-item>
      </text:list>
      <text:p text:style-name="List_20_Contents">ou une combinaison quelconque. La valeur par défaut est le style normal. Les styles gras et italique ne s'appliquent pas aux familles <text:span text:style-name="Source_20_Text">Symbol</text:span> et <text:span text:style-name="Source_20_Text">ZapfDingbats</text:span>. </text:p>
      <text:p text:style-name="List_20_Heading"><text:span text:style-name="Source_20_Text">size</text:span> </text:p>
      <text:p text:style-name="List_20_Contents">Taille de la police en points. <text:line-break/>La valeur par défaut est la taille courante. Si aucune taille n'a encore été spécifiée depuis le début du document, la valeur prise est 12. </text:p>
      <text:h text:style-name="Heading_20_2" text:outline-level="2">Exemple</text:h>
      <text:p text:style-name="Preformatted_20_Text"><text:span text:style-name="Source_20_Text">// Times normal 12</text:span></text:p>
      <text:p text:style-name="Preformatted_20_Text"><text:span text:style-name="Source_20_Text">$pdf-&gt;SetFont('Times');</text:span></text:p>
      <text:p text:style-name="Preformatted_20_Text"><text:span text:style-name="Source_20_Text">// Arial gras 14</text:span></text:p>
      <text:p text:style-name="Preformatted_20_Text"><text:span text:style-name="Source_20_Text">$pdf-&gt;SetFont('Arial','B',14);</text:span></text:p>
      <text:p text:style-name="Preformatted_20_Text"><text:span text:style-name="Source_20_Text">// Enlève le gras</text:span></text:p>
      <text:p text:style-name="Preformatted_20_Text"><text:span text:style-name="Source_20_Text">$pdf-&gt;SetFont('');</text:span></text:p>
      <text:p text:style-name="Preformatted_20_Text"><text:span text:style-name="Source_20_Text">// Times gras, italique et souligné 14</text:span></text:p>
      <text:p text:style-name="Preformatted_20_Text"><text:span text:style-name="Source_20_Text">$pdf-&gt;SetFont('Times','BIU');</text:span></text:p>
      <text:h text:style-name="Heading_20_2" text:outline-level="2">Voir</text:h>
      <text:p text:style-name="Text_20_body">AddFont(), SetFontSize(), Cell(), MultiCell(), Write(). </text:p>
      <text:h text:style-name="Heading_20_1" text:outline-level="1">SetFontSize</text:h>
      <text:p text:style-name="Text_20_body"><text:span text:style-name="Source_20_Text">SetFontSize(</text:span><text:span text:style-name="Source_20_Text">float</text:span><text:span text:style-name="Source_20_Text"> size)</text:span> </text:p>
      <text:h text:style-name="Heading_20_2" text:outline-level="2">Description</text:h>
      <text:p text:style-name="Text_20_body">Fixe la taille de la police courante. </text:p>
      <text:h text:style-name="Heading_20_2" text:outline-level="2">Paramètres</text:h>
      <text:p text:style-name="List_20_Heading"><text:span text:style-name="Source_20_Text">size</text:span> </text:p>
      <text:p text:style-name="List_20_Contents">La taille (en points). </text:p>
      <text:h text:style-name="Heading_20_2" text:outline-level="2">Voir</text:h>
      <text:p text:style-name="Text_20_body">SetFont(). </text:p>
      <text:h text:style-name="Heading_20_1" text:outline-level="1">SetKeywords</text:h>
      <text:p text:style-name="Text_20_body"><text:span text:style-name="Source_20_Text">SetKeywords(</text:span><text:span text:style-name="Source_20_Text">string</text:span><text:span text:style-name="Source_20_Text"> keywords [, </text:span><text:span text:style-name="Source_20_Text">boolean</text:span><text:span text:style-name="Source_20_Text"> isUTF8])</text:span> </text:p>
      <text:h text:style-name="Heading_20_2" text:outline-level="2">Description</text:h>
      <text:p text:style-name="Text_20_body">Associe des mot-clés au document, généralement sous la forme 'mot-clé1 mot-clé2 ...'. </text:p>
      <text:h text:style-name="Heading_20_2" text:outline-level="2"><text:soft-page-break/>Paramètres</text:h>
      <text:p text:style-name="List_20_Heading"><text:span text:style-name="Source_20_Text">keywords</text:span> </text:p>
      <text:p text:style-name="List_20_Contents">La liste de mots-clés. </text:p>
      <text:p text:style-name="List_20_Heading"><text:span text:style-name="Source_20_Text">isUTF8</text:span> </text:p>
      <text:p text:style-name="List_20_Contents">Indique si la chaîne est encodée en ISO-8859-1 (<text:span text:style-name="Source_20_Text">false</text:span>) ou en UTF-8 (<text:span text:style-name="Source_20_Text">true</text:span>).<text:line-break/>Valeur par défaut : <text:span text:style-name="Source_20_Text">false</text:span>. </text:p>
      <text:h text:style-name="Heading_20_2" text:outline-level="2">Voir</text:h>
      <text:p text:style-name="Text_20_body">SetAuthor(), SetCreator(), SetSubject(), SetTitle(). </text:p>
      <text:h text:style-name="Heading_20_1" text:outline-level="1">SetLeftMargin</text:h>
      <text:p text:style-name="Text_20_body"><text:span text:style-name="Source_20_Text">SetLeftMargin(</text:span><text:span text:style-name="Source_20_Text">float</text:span><text:span text:style-name="Source_20_Text"> margin)</text:span> </text:p>
      <text:h text:style-name="Heading_20_2" text:outline-level="2">Description</text:h>
      <text:p text:style-name="Text_20_body">Fixe la marge gauche. La méthode peut être appelée avant de créer la première page. <text:line-break/>Si l'abscisse courante se retrouve hors page, elle est ramenée à la marge. </text:p>
      <text:h text:style-name="Heading_20_2" text:outline-level="2">Paramètres</text:h>
      <text:p text:style-name="List_20_Heading"><text:span text:style-name="Source_20_Text">margin</text:span> </text:p>
      <text:p text:style-name="List_20_Contents">La marge. </text:p>
      <text:h text:style-name="Heading_20_2" text:outline-level="2">Voir</text:h>
      <text:p text:style-name="Text_20_body">SetTopMargin(), SetRightMargin(), SetAutoPageBreak(), SetMargins(). </text:p>
      <text:h text:style-name="Heading_20_1" text:outline-level="1">SetLineWidth</text:h>
      <text:p text:style-name="Text_20_body"><text:span text:style-name="Source_20_Text">SetLineWidth(</text:span><text:span text:style-name="Source_20_Text">float</text:span><text:span text:style-name="Source_20_Text"> width)</text:span> </text:p>
      <text:h text:style-name="Heading_20_2" text:outline-level="2">Description</text:h>
      <text:p text:style-name="Text_20_body">Fixe l'épaisseur des traits. La valeur est par défaut égale à 0,2 mm. La méthode peut être appelée avant que la première page ne soit créée et la valeur est conservée de page en page. </text:p>
      <text:h text:style-name="Heading_20_2" text:outline-level="2">Paramètres</text:h>
      <text:p text:style-name="List_20_Heading"><text:span text:style-name="Source_20_Text">width</text:span> </text:p>
      <text:p text:style-name="List_20_Contents">L'épaisseur. </text:p>
      <text:h text:style-name="Heading_20_2" text:outline-level="2">Voir</text:h>
      <text:p text:style-name="Text_20_body">Line(), Rect(), Cell(), MultiCell(). </text:p>
      <text:h text:style-name="Heading_20_1" text:outline-level="1">SetLink</text:h>
      <text:p text:style-name="Text_20_body"><text:span text:style-name="Source_20_Text">SetLink(</text:span><text:span text:style-name="Source_20_Text">int</text:span><text:span text:style-name="Source_20_Text"> link [, </text:span><text:span text:style-name="Source_20_Text">float</text:span><text:span text:style-name="Source_20_Text"> y [, </text:span><text:span text:style-name="Source_20_Text">int</text:span><text:span text:style-name="Source_20_Text"> page]])</text:span> </text:p>
      <text:h text:style-name="Heading_20_2" text:outline-level="2">Description</text:h>
      <text:p text:style-name="Text_20_body">Indique la page et la position vers lesquelles pointe un lien interne. </text:p>
      <text:h text:style-name="Heading_20_2" text:outline-level="2">Paramètres</text:h>
      <text:p text:style-name="List_20_Heading"><text:span text:style-name="Source_20_Text">link</text:span> </text:p>
      <text:p text:style-name="List_20_Contents">Identifiant du lien retourné par AddLink(). </text:p>
      <text:p text:style-name="List_20_Heading"><text:span text:style-name="Source_20_Text">y</text:span> </text:p>
      <text:p text:style-name="List_20_Contents">Ordonnée de la position; <text:span text:style-name="Source_20_Text">-1</text:span> indique la position courante. La valeur par défaut est <text:span text:style-name="Source_20_Text">0</text:span> (haut de la page). </text:p>
      <text:p text:style-name="List_20_Heading"><text:span text:style-name="Source_20_Text">page</text:span> </text:p>
      <text:p text:style-name="List_20_Contents">Numéro de la page; <text:span text:style-name="Source_20_Text">-1</text:span> indique la page courante. C'est la valeur par défaut. </text:p>
      <text:h text:style-name="Heading_20_2" text:outline-level="2"><text:soft-page-break/>Voir</text:h>
      <text:p text:style-name="Text_20_body">AddLink(). </text:p>
      <text:h text:style-name="Heading_20_1" text:outline-level="1">SetMargins</text:h>
      <text:p text:style-name="Text_20_body"><text:span text:style-name="Source_20_Text">SetMargins(</text:span><text:span text:style-name="Source_20_Text">float</text:span><text:span text:style-name="Source_20_Text"> left, </text:span><text:span text:style-name="Source_20_Text">float</text:span><text:span text:style-name="Source_20_Text"> top [, </text:span><text:span text:style-name="Source_20_Text">float</text:span><text:span text:style-name="Source_20_Text"> right])</text:span> </text:p>
      <text:h text:style-name="Heading_20_2" text:outline-level="2">Description</text:h>
      <text:p text:style-name="Text_20_body">Fixe les marges gauche, haute et droite. Par défaut, elles valent 1 cm. Appelez cette méthode si vous désirez les changer. </text:p>
      <text:h text:style-name="Heading_20_2" text:outline-level="2">Paramètres</text:h>
      <text:p text:style-name="List_20_Heading"><text:span text:style-name="Source_20_Text">left</text:span> </text:p>
      <text:p text:style-name="List_20_Contents">Marge gauche. </text:p>
      <text:p text:style-name="List_20_Heading"><text:span text:style-name="Source_20_Text">top</text:span> </text:p>
      <text:p text:style-name="List_20_Contents">Marge haute. </text:p>
      <text:p text:style-name="List_20_Heading"><text:span text:style-name="Source_20_Text">right</text:span> </text:p>
      <text:p text:style-name="List_20_Contents">Marge droite. Par défaut, est égale à la gauche. </text:p>
      <text:h text:style-name="Heading_20_2" text:outline-level="2">Voir</text:h>
      <text:p text:style-name="Text_20_body">SetLeftMargin(), SetTopMargin(), SetRightMargin(), SetAutoPageBreak(). </text:p>
      <text:h text:style-name="Heading_20_1" text:outline-level="1">SetRightMargin</text:h>
      <text:p text:style-name="Text_20_body"><text:span text:style-name="Source_20_Text">SetRightMargin(</text:span><text:span text:style-name="Source_20_Text">float</text:span><text:span text:style-name="Source_20_Text"> margin)</text:span> </text:p>
      <text:h text:style-name="Heading_20_2" text:outline-level="2">Description</text:h>
      <text:p text:style-name="Text_20_body">Fixe la marge droite. La méthode peut être appelée avant de créer la première page. </text:p>
      <text:h text:style-name="Heading_20_2" text:outline-level="2">Paramètres</text:h>
      <text:p text:style-name="List_20_Heading"><text:span text:style-name="Source_20_Text">margin</text:span> </text:p>
      <text:p text:style-name="List_20_Contents">La marge. </text:p>
      <text:h text:style-name="Heading_20_2" text:outline-level="2">Voir</text:h>
      <text:p text:style-name="Text_20_body">SetLeftMargin(), SetTopMargin(), SetAutoPageBreak(), SetMargins(). </text:p>
      <text:h text:style-name="Heading_20_1" text:outline-level="1">SetSubject</text:h>
      <text:p text:style-name="Text_20_body"><text:span text:style-name="Source_20_Text">SetSubject(</text:span><text:span text:style-name="Source_20_Text">string</text:span><text:span text:style-name="Source_20_Text"> subject [, </text:span><text:span text:style-name="Source_20_Text">boolean</text:span><text:span text:style-name="Source_20_Text"> isUTF8])</text:span> </text:p>
      <text:h text:style-name="Heading_20_2" text:outline-level="2">Description</text:h>
      <text:p text:style-name="Text_20_body">Définit le sujet du document. </text:p>
      <text:h text:style-name="Heading_20_2" text:outline-level="2">Paramètres</text:h>
      <text:p text:style-name="List_20_Heading"><text:span text:style-name="Source_20_Text">subject</text:span> </text:p>
      <text:p text:style-name="List_20_Contents">L'intitulé du sujet. </text:p>
      <text:p text:style-name="List_20_Heading"><text:span text:style-name="Source_20_Text">isUTF8</text:span> </text:p>
      <text:p text:style-name="List_20_Contents">Indique si la chaîne est encodée en ISO-8859-1 (<text:span text:style-name="Source_20_Text">false</text:span>) ou en UTF-8 (<text:span text:style-name="Source_20_Text">true</text:span>).<text:line-break/>Valeur par défaut : <text:span text:style-name="Source_20_Text">false</text:span>. </text:p>
      <text:h text:style-name="Heading_20_2" text:outline-level="2">Voir</text:h>
      <text:p text:style-name="Text_20_body">SetAuthor(), SetCreator(), SetKeywords(), SetTitle(). </text:p>
      <text:h text:style-name="Heading_20_1" text:outline-level="1"><text:soft-page-break/>SetTextColor</text:h>
      <text:p text:style-name="Text_20_body"><text:span text:style-name="Source_20_Text">SetTextColor(</text:span><text:span text:style-name="Source_20_Text">int</text:span><text:span text:style-name="Source_20_Text"> r [, </text:span><text:span text:style-name="Source_20_Text">int</text:span><text:span text:style-name="Source_20_Text"> g, </text:span><text:span text:style-name="Source_20_Text">int</text:span><text:span text:style-name="Source_20_Text"> b])</text:span> </text:p>
      <text:h text:style-name="Heading_20_2" text:outline-level="2">Description</text:h>
      <text:p text:style-name="Text_20_body">Fixe la couleur pour le texte. Elle peut être indiquée en composantes RGB ou en niveau de gris. La méthode peut être appelée avant que la première page ne soit créée et la valeur est conservée de page en page. </text:p>
      <text:h text:style-name="Heading_20_2" text:outline-level="2">Paramètres</text:h>
      <text:p text:style-name="List_20_Heading"><text:span text:style-name="Source_20_Text">r</text:span> </text:p>
      <text:p text:style-name="List_20_Contents">Si <text:span text:style-name="Source_20_Text">g</text:span> et <text:span text:style-name="Source_20_Text">b</text:span> sont renseignés, composante de rouge; sinon, indique le niveau de gris. Valeur comprise entre 0 et 255. </text:p>
      <text:p text:style-name="List_20_Heading"><text:span text:style-name="Source_20_Text">g</text:span> </text:p>
      <text:p text:style-name="List_20_Contents">Composante de vert (entre 0 et 255). </text:p>
      <text:p text:style-name="List_20_Heading"><text:span text:style-name="Source_20_Text">b</text:span> </text:p>
      <text:p text:style-name="List_20_Contents">Composante de bleu (entre 0 et 255). </text:p>
      <text:h text:style-name="Heading_20_2" text:outline-level="2">Voir</text:h>
      <text:p text:style-name="Text_20_body">SetDrawColor(), SetFillColor(), Text(), Cell(), MultiCell(). </text:p>
      <text:h text:style-name="Heading_20_1" text:outline-level="1">SetTitle</text:h>
      <text:p text:style-name="Text_20_body"><text:span text:style-name="Source_20_Text">SetTitle(</text:span><text:span text:style-name="Source_20_Text">string</text:span><text:span text:style-name="Source_20_Text"> title [, </text:span><text:span text:style-name="Source_20_Text">boolean</text:span><text:span text:style-name="Source_20_Text"> isUTF8])</text:span> </text:p>
      <text:h text:style-name="Heading_20_2" text:outline-level="2">Description</text:h>
      <text:p text:style-name="Text_20_body">Définit le titre du document. </text:p>
      <text:h text:style-name="Heading_20_2" text:outline-level="2">Paramètres</text:h>
      <text:p text:style-name="List_20_Heading"><text:span text:style-name="Source_20_Text">title</text:span> </text:p>
      <text:p text:style-name="List_20_Contents">Le titre. </text:p>
      <text:p text:style-name="List_20_Heading"><text:span text:style-name="Source_20_Text">isUTF8</text:span> </text:p>
      <text:p text:style-name="List_20_Contents">Indique si la chaîne est encodée en ISO-8859-1 (<text:span text:style-name="Source_20_Text">false</text:span>) ou en UTF-8 (<text:span text:style-name="Source_20_Text">true</text:span>).<text:line-break/>Valeur par défaut : <text:span text:style-name="Source_20_Text">false</text:span>. </text:p>
      <text:h text:style-name="Heading_20_2" text:outline-level="2">Voir</text:h>
      <text:p text:style-name="Text_20_body">SetAuthor(), SetCreator(), SetKeywords(), SetSubject(). </text:p>
      <text:h text:style-name="Heading_20_1" text:outline-level="1">SetTopMargin</text:h>
      <text:p text:style-name="Text_20_body"><text:span text:style-name="Source_20_Text">SetTopMargin(</text:span><text:span text:style-name="Source_20_Text">float</text:span><text:span text:style-name="Source_20_Text"> margin)</text:span> </text:p>
      <text:h text:style-name="Heading_20_2" text:outline-level="2">Description</text:h>
      <text:p text:style-name="Text_20_body">Fixe la marge haute. La méthode peut être appelée avant de créer la première page. </text:p>
      <text:h text:style-name="Heading_20_2" text:outline-level="2">Paramètres</text:h>
      <text:p text:style-name="List_20_Heading"><text:span text:style-name="Source_20_Text">margin</text:span> </text:p>
      <text:p text:style-name="List_20_Contents">La marge. </text:p>
      <text:h text:style-name="Heading_20_2" text:outline-level="2">Voir</text:h>
      <text:p text:style-name="Text_20_body">SetLeftMargin(), SetRightMargin(), SetAutoPageBreak(), SetMargins(). </text:p>
      <text:h text:style-name="Heading_20_1" text:outline-level="1">SetX</text:h>
      <text:p text:style-name="Text_20_body"><text:span text:style-name="Source_20_Text">SetX(</text:span><text:span text:style-name="Source_20_Text">float</text:span><text:span text:style-name="Source_20_Text"> x)</text:span> </text:p>
      <text:h text:style-name="Heading_20_2" text:outline-level="2"><text:soft-page-break/>Description</text:h>
      <text:p text:style-name="Text_20_body">Fixe l'abscisse de la position courante. Si la valeur transmise est négative, elle est relative à l'extrémité droite de la page. </text:p>
      <text:h text:style-name="Heading_20_2" text:outline-level="2">Paramètres</text:h>
      <text:p text:style-name="List_20_Heading"><text:span text:style-name="Source_20_Text">x</text:span> </text:p>
      <text:p text:style-name="List_20_Contents">La valeur de l'abscisse. </text:p>
      <text:h text:style-name="Heading_20_2" text:outline-level="2">Voir</text:h>
      <text:p text:style-name="Text_20_body">GetX(), GetY(), SetY(), SetXY(). </text:p>
      <text:h text:style-name="Heading_20_1" text:outline-level="1">SetXY</text:h>
      <text:p text:style-name="Text_20_body"><text:span text:style-name="Source_20_Text">SetXY(float x, float y)</text:span> </text:p>
      <text:h text:style-name="Heading_20_2" text:outline-level="2">Description</text:h>
      <text:p text:style-name="Text_20_body">Fixe l'abscisse et l'ordonnée de la position courante. Si les valeurs transmises sont négatives, elles sont relatives respectivement aux extrémités droite et basse de la page. </text:p>
      <text:h text:style-name="Heading_20_2" text:outline-level="2">Paramètres</text:h>
      <text:p text:style-name="List_20_Heading"><text:span text:style-name="Source_20_Text">x</text:span> </text:p>
      <text:p text:style-name="List_20_Contents">La valeur de l'abscisse. </text:p>
      <text:p text:style-name="List_20_Heading"><text:span text:style-name="Source_20_Text">y</text:span> </text:p>
      <text:p text:style-name="List_20_Contents">La valeur de l'ordonnée. </text:p>
      <text:h text:style-name="Heading_20_2" text:outline-level="2">Voir</text:h>
      <text:p text:style-name="Text_20_body">SetX(), SetY(). </text:p>
      <text:h text:style-name="Heading_20_1" text:outline-level="1">SetY</text:h>
      <text:p text:style-name="Text_20_body"><text:span text:style-name="Source_20_Text">SetY(</text:span><text:span text:style-name="Source_20_Text">float</text:span><text:span text:style-name="Source_20_Text"> y)</text:span> </text:p>
      <text:h text:style-name="Heading_20_2" text:outline-level="2">Description</text:h>
      <text:p text:style-name="Text_20_body">Ramène l'abscisse courante à la marge gauche et fixe l'ordonnée. Si la valeur transmise est négative, elle est relative au bas de la page. </text:p>
      <text:h text:style-name="Heading_20_2" text:outline-level="2">Paramètres</text:h>
      <text:p text:style-name="List_20_Heading"><text:span text:style-name="Source_20_Text">y</text:span> </text:p>
      <text:p text:style-name="List_20_Contents">La valeur de l'ordonnée. </text:p>
      <text:h text:style-name="Heading_20_2" text:outline-level="2">Voir</text:h>
      <text:p text:style-name="Text_20_body">GetX(), GetY(), SetX(), SetXY(). </text:p>
      <text:h text:style-name="Heading_20_1" text:outline-level="1">Text</text:h>
      <text:p text:style-name="Text_20_body"><text:span text:style-name="Source_20_Text">Text(</text:span><text:span text:style-name="Source_20_Text">float</text:span><text:span text:style-name="Source_20_Text"> x, </text:span><text:span text:style-name="Source_20_Text">float</text:span><text:span text:style-name="Source_20_Text"> y, </text:span><text:span text:style-name="Source_20_Text">string</text:span><text:span text:style-name="Source_20_Text"> txt)</text:span> </text:p>
      <text:h text:style-name="Heading_20_2" text:outline-level="2">Description</text:h>
      <text:p text:style-name="Text_20_body">Imprime une chaîne de caractères. L'origine est à gauche du premier caractère, sur la ligne de base. Cette méthode permet de positionner précisément une chaîne dans la page, mais il est généralement plus simple d'utiliser Cell(), MultiCell() ou Write() qui sont les méthodes standard pour imprimer du texte. </text:p>
      <text:h text:style-name="Heading_20_2" text:outline-level="2">Paramètres</text:h>
      <text:p text:style-name="List_20_Heading"><text:span text:style-name="Source_20_Text">x</text:span> </text:p>
      <text:p text:style-name="List_20_Contents">Abscisse de l'origine. </text:p>
      <text:p text:style-name="List_20_Heading"><text:soft-page-break/><text:span text:style-name="Source_20_Text">y</text:span> </text:p>
      <text:p text:style-name="List_20_Contents">Ordonnée de l'origine. </text:p>
      <text:p text:style-name="List_20_Heading"><text:span text:style-name="Source_20_Text">txt</text:span> </text:p>
      <text:p text:style-name="List_20_Contents">Chaîne à imprimer. </text:p>
      <text:h text:style-name="Heading_20_2" text:outline-level="2">Voir</text:h>
      <text:p text:style-name="Text_20_body">SetFont(), SetTextColor(), Cell(), MultiCell(), Write(). </text:p>
      <text:h text:style-name="Heading_20_1" text:outline-level="1">Write</text:h>
      <text:p text:style-name="Text_20_body"><text:span text:style-name="Source_20_Text">Write(float h, string txt [, mixed link])</text:span> </text:p>
      <text:h text:style-name="Heading_20_2" text:outline-level="2">Description</text:h>
      <text:p text:style-name="Text_20_body">Cette méthode imprime du texte à partir de la position courante. Lorsque la marge droite est atteinte (ou que le caractère \n est rencontré), un saut de ligne est effectué et le texte continue à partir de la marge gauche. Au retour de la méthode, la position courante est située juste à la fin du texte. <text:line-break/>Il est possible de mettre un lien sur le texte. </text:p>
      <text:h text:style-name="Heading_20_2" text:outline-level="2">Paramètres</text:h>
      <text:p text:style-name="List_20_Heading"><text:span text:style-name="Source_20_Text">h</text:span> </text:p>
      <text:p text:style-name="List_20_Contents">Hauteur de la ligne. </text:p>
      <text:p text:style-name="List_20_Heading"><text:span text:style-name="Source_20_Text">txt</text:span> </text:p>
      <text:p text:style-name="List_20_Contents">Chaîne à imprimer. </text:p>
      <text:p text:style-name="List_20_Heading"><text:span text:style-name="Source_20_Text">link</text:span> </text:p>
      <text:p text:style-name="List_20_Contents">URL ou identifiant retourné par AddLink(). </text:p>
      <text:h text:style-name="Heading_20_2" text:outline-level="2">Exemple</text:h>
      <text:p text:style-name="Preformatted_20_Text"><text:span text:style-name="Source_20_Text">// Début en police normale</text:span></text:p>
      <text:p text:style-name="Preformatted_20_Text"><text:span text:style-name="Source_20_Text">$pdf-&gt;SetFont('Arial','',14);</text:span></text:p>
      <text:p text:style-name="Preformatted_20_Text"><text:span text:style-name="Source_20_Text">$pdf-&gt;Write(5,'Visitez ');</text:span></text:p>
      <text:p text:style-name="Preformatted_20_Text"><text:span text:style-name="Source_20_Text">// Lien en bleu souligné</text:span></text:p>
      <text:p text:style-name="Preformatted_20_Text"><text:span text:style-name="Source_20_Text">$pdf-&gt;SetTextColor(0,0,255);</text:span></text:p>
      <text:p text:style-name="Preformatted_20_Text"><text:span text:style-name="Source_20_Text">$pdf-&gt;SetFont('','U');</text:span></text:p>
      <text:p text:style-name="Preformatted_20_Text"><text:span text:style-name="Source_20_Text">$pdf-&gt;Write(5,'www.fpdf.org','http://www.fpdf.org');</text:span></text:p>
      <text:h text:style-name="Heading_20_2" text:outline-level="2">Voir</text:h>
      <text:p text:style-name="Text_20_body">SetFont(), SetTextColor(), AddLink(), MultiCell(), SetAuto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BE"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paragraph-properties fo:margin-top="0.22cm" fo:margin-bottom="0.109cm" fo:background-color="#c0c0c0" fo:padding="0.049cm" fo:border="0.26pt solid #000000" style:shadow="none">
        <style:background-image/>
      </style:paragraph-properties>
      <style:text-properties fo:font-size="15pt" style:font-size-asian="10.5pt"/>
    </style:style>
    <style:style style:name="Heading_20_2" style:display-name="Heading 2" style:family="paragraph" style:parent-style-name="Heading" style:next-style-name="Text_20_body" style:default-outline-level="2" style:list-style-name="" style:class="text" style:master-page-name="">
      <style:paragraph-properties fo:margin-top="0.22cm" fo:margin-bottom="0.109cm" style:page-number="auto" fo:background-color="transparent" fo:padding="0cm" fo:border-left="none" fo:border-right="none" fo:border-top="none" fo:border-bottom="0.2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weight="bold" fo:background-color="transparent" style:font-name-asian="Droid Sans Fallback1" style:font-size-asian="10.5pt"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1</text:page-number>/<text:page-count>21</text:page-count></text:p>
      </style:footer>
    </style:master-page>
    <style:master-page style:name="First_20_Page" style:display-name="First Page" style:page-layout-name="Mpm2" style:next-style-name="Left_20_Page">
      <style:footer>
        <text:p text:style-name="Footer"/>
      </style:footer>
    </style:master-page>
    <style:master-page style:name="Left_20_Page" style:display-name="Left Page" style:page-layout-name="Mpm3" style:next-style-name="Right_20_Page">
      <style:header>
        <text:p text:style-name="Header">FPDF</text:p>
      </style:header>
      <style:footer>
        <text:p text:style-name="Footer"><text:page-number text:select-page="current">20</text:page-number> / <text:page-count>21</text:page-count></text:p>
      </style:footer>
    </style:master-page>
    <style:master-page style:name="Right_20_Page" style:display-name="Right Page" style:page-layout-name="Mpm4" style:next-style-name="Left_20_Page">
      <style:header>
        <text:p text:style-name="MP1">FPDF</text:p>
      </style:header>
      <style:footer>
        <text:p text:style-name="MP2"><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airesse</meta:initial-creator>
    <meta:creation-date>2011-10-01T11:55:54</meta:creation-date>
    <meta:document-statistic meta:table-count="0" meta:image-count="0" meta:object-count="0" meta:page-count="21" meta:paragraph-count="1" meta:word-count="4852" meta:character-count="30556" meta:non-whitespace-character-count="25864"/>
    <dc:date>2011-10-01T12:21:42</dc:date>
    <dc:creator>Yves Mairesse</dc:creator>
    <meta:editing-duration>PT10M26S</meta:editing-duration>
    <meta:editing-cycles>1</meta:editing-cycles>
    <meta:generator>LibreOffice/3.4$Linux LibreOffice_project/340m1$Build-103</meta:generator>
  </office:meta>
</office:document-meta>
</file>